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14" table:default-cell-style-name="Default"/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 table:number-columns-spanned="7" table:number-rows-spanned="1">
            <text:p>Los siguientes horarios pueden ser modificados sin previo aviso por razones de mejor servicio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" table:number-columns-spanned="2" table:number-rows-spanned="1"/>
          <table:covered-table-cell table:style-name="Default"/>
          <table:table-cell table:number-columns-repeated="2"/>
          <table:table-cell table:style-name="ce1" office:value-type="float" office:value="38">
            <text:p>38</text:p>
          </table:table-cell>
          <table:table-cell table:style-name="ce1" office:value-type="string" table:number-columns-spanned="7" table:number-rows-spanned="1">
            <text:p>Los siguientes horarios pueden ser modificados sin previo aviso por razones de mejor servicio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" table:number-columns-spanned="2" table:number-rows-spanned="1"/>
          <table:covered-table-cell table:style-name="Default"/>
          <table:table-cell/>
          <table:table-cell table:style-name="ce5" table:number-columns-repeated="14"/>
        </table:table-row>
        <table:table-row table:style-name="ro1">
          <table:table-cell table:style-name="ce2" office:value-type="string" table:number-columns-spanned="10" table:number-rows-spanned="1">
            <text:p>Horarios de DIAS HABILES - Línea " 6 "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2" office:value-type="string" table:number-columns-spanned="10" table:number-rows-spanned="1">
            <text:p>Horarios de DIAS SABADO - Línea " 6 "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2">
          <table:table-cell table:style-name="ce1" office:value-type="string" table:number-columns-spanned="5" table:number-rows-spanned="1">
            <text:p>Tiempos Aproximados de Recorrido</text:p>
            <text:p>DESDE Km. 5 1/2 HASTA Av. Américas y M. Lebhenson: 12'</text:p>
            <text:p>DESDE Av. Américas y M. Lebhenson HASTA Av. Américas y Bv. Racedo: 7'</text:p>
            <text:p>DESDE Av. Américas y Bv. Racedo HASTA Plaza de Mayo: 10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Tiempos Aproximados de Recorrido</text:p>
            <text:p>DESDE Plaza Alberdi HASTA Av. Américas y Bv. Racedo: 8'</text:p>
            <text:p>DESDE Av. Américas y Bv. Racedo HASTA Km. 5 1/2: 13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5" table:number-rows-spanned="1">
            <text:p>Tiempos Aproximados de Recorrido</text:p>
            <text:p>DESDE Km. 5 1/2 HASTA Av. Américas y M. Lebhenson: 12'</text:p>
            <text:p>DESDE Av. Américas y M. Lebhenson HASTA Av. Américas y Bv. Racedo: 7'</text:p>
            <text:p>DESDE Av. Américas y Bv. Racedo HASTA Plaza de Mayo: 8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Tiempos Aproximados de Recorrido</text:p>
            <text:p>DESDE Plaza Alberdi HASTA Av. Américas y Bv. Racedo: 7'</text:p>
            <text:p>DESDE Av. Américas y Bv. Racedo HASTA Km. 5 1/2: 13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table:style-name="ce1" office:value-type="string" table:number-columns-spanned="5" table:number-rows-spanned="1">
            <text:p>ID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VUELT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5" table:number-rows-spanned="1">
            <text:p>ID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VUELT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table:style-name="ce1" office:value-type="string">
            <text:p>SALIDA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LLEGADA</text:p>
          </table:table-cell>
          <table:table-cell table:number-columns-repeated="2"/>
          <table:table-cell table:style-name="ce1" office:value-type="string">
            <text:p>SALIDA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LLEGADA</text:p>
          </table:table-cell>
          <table:table-cell table:style-name="ce1" office:value-type="string" table:number-columns-spanned="1" table:number-rows-spanned="3">
            <text:p> 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/>
        </table:table-row>
        <table:table-row table:style-name="ro1">
          <table:table-cell table:style-name="ce1" office:value-type="string">
            <text:p>desde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Balneario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Plaza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a</text:p>
          </table:table-cell>
          <table:table-cell table:number-columns-repeated="2"/>
          <table:table-cell table:style-name="ce1" office:value-type="string">
            <text:p>desde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Balneario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Plaza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a</text:p>
          </table:table-cell>
          <table:covered-table-cell table:style-name="Default"/>
          <table:covered-table-cell table:number-columns-repeated="13"/>
          <table:table-cell table:style-name="ce5"/>
        </table:table-row>
        <table:table-row table:style-name="ro1">
          <table:table-cell table:style-name="ce1" office:value-type="string">
            <text:p>ORO VERDE</text:p>
          </table:table-cell>
          <table:table-cell table:style-name="ce1" office:value-type="string">
            <text:p>Km. 5 1/2</text:p>
          </table:table-cell>
          <table:table-cell office:value-type="string">
            <text:p>PASA</text:p>
          </table:table-cell>
          <table:table-cell table:style-name="ce1" office:value-type="string">
            <text:p>1º de Mayo</text:p>
          </table:table-cell>
          <table:table-cell table:style-name="ce1" office:value-type="string">
            <text:p>Thompson</text:p>
          </table:table-cell>
          <table:table-cell table:style-name="ce1" office:value-type="string">
            <text:p>Alvear</text:p>
          </table:table-cell>
          <table:table-cell table:style-name="ce1" office:value-type="string">
            <text:p>Alberdi</text:p>
          </table:table-cell>
          <table:table-cell office:value-type="string">
            <text:p>PASA</text:p>
          </table:table-cell>
          <table:table-cell table:style-name="ce1" office:value-type="string">
            <text:p>Km. 5 1/2</text:p>
          </table:table-cell>
          <table:table-cell table:style-name="ce1" office:value-type="string">
            <text:p>ORO VERDE</text:p>
          </table:table-cell>
          <table:table-cell table:number-columns-repeated="2"/>
          <table:table-cell table:style-name="ce1" office:value-type="string">
            <text:p>ORO VERDE</text:p>
          </table:table-cell>
          <table:table-cell table:style-name="ce1" office:value-type="string">
            <text:p>Km. 5 1/2</text:p>
          </table:table-cell>
          <table:table-cell office:value-type="string">
            <text:p>PASA</text:p>
          </table:table-cell>
          <table:table-cell table:style-name="ce1" office:value-type="string">
            <text:p>1º de Mayo</text:p>
          </table:table-cell>
          <table:table-cell table:style-name="ce1" office:value-type="string">
            <text:p>Thompson</text:p>
          </table:table-cell>
          <table:table-cell table:style-name="ce1" office:value-type="string">
            <text:p>Alvear</text:p>
          </table:table-cell>
          <table:table-cell table:style-name="ce1" office:value-type="string">
            <text:p>Alberdi</text:p>
          </table:table-cell>
          <table:table-cell office:value-type="string">
            <text:p>PASA</text:p>
          </table:table-cell>
          <table:table-cell table:style-name="ce1" office:value-type="string">
            <text:p>Km. 5 1/2</text:p>
          </table:table-cell>
          <table:table-cell table:style-name="ce1" office:value-type="string">
            <text:p>ORO VERDE</text:p>
          </table:table-cell>
          <table:covered-table-cell table:style-name="Default"/>
          <table:covered-table-cell table:number-columns-repeated="13"/>
          <table:table-cell table:style-name="ce5"/>
        </table:table-row>
        <table:table-row table:style-name="ro1"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office:value-type="time" office:time-value="PT05H10M00S">
            <text:p>05:10:00</text:p>
          </table:table-cell>
          <table:table-cell office:value-type="time" office:time-value="PT05H20M00S">
            <text:p>05:20:00</text:p>
          </table:table-cell>
          <table:table-cell office:value-type="time" office:time-value="PT05H26M00S">
            <text:p>05:26:00</text:p>
          </table:table-cell>
          <table:table-cell office:value-type="string">
            <text:p> </text:p>
          </table:table-cell>
          <table:table-cell office:value-type="time" office:time-value="PT05H43M00S">
            <text:p>05:43:00</text:p>
          </table:table-cell>
          <table:table-cell office:value-type="time" office:time-value="PT05H50M00S">
            <text:p>05:50:00</text:p>
          </table:table-cell>
          <table:table-cell table:number-columns-repeated="2"/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office:value-type="time" office:time-value="PT05H10M00S">
            <text:p>05:10:00</text:p>
          </table:table-cell>
          <table:table-cell office:value-type="time" office:time-value="PT05H20M00S">
            <text:p>05:20:00</text:p>
          </table:table-cell>
          <table:table-cell office:value-type="time" office:time-value="PT05H26M00S">
            <text:p>05:26:00</text:p>
          </table:table-cell>
          <table:table-cell office:value-type="string">
            <text:p> </text:p>
          </table:table-cell>
          <table:table-cell office:value-type="time" office:time-value="PT05H43M00S">
            <text:p>05:43:00</text:p>
          </table:table-cell>
          <table:table-cell office:value-type="time" office:time-value="PT05H50M00S">
            <text:p>05:50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4H52M00S">
            <text:p>04:52:00</text:p>
          </table:table-cell>
          <table:table-cell office:value-type="time" office:time-value="PT05H00M00S">
            <text:p>05:00:00</text:p>
          </table:table-cell>
          <table:table-cell office:value-type="string">
            <text:p> </text:p>
          </table:table-cell>
          <table:table-cell office:value-type="time" office:time-value="PT05H21M00S">
            <text:p>05:21:00</text:p>
          </table:table-cell>
          <table:table-cell office:value-type="time" office:time-value="PT05H31M00S">
            <text:p>05:31:00</text:p>
          </table:table-cell>
          <table:table-cell office:value-type="time" office:time-value="PT05H41M00S">
            <text:p>05:41:00</text:p>
          </table:table-cell>
          <table:table-cell office:value-type="time" office:time-value="PT05H47M00S">
            <text:p>05:47:00</text:p>
          </table:table-cell>
          <table:table-cell office:value-type="string">
            <text:p> </text:p>
          </table:table-cell>
          <table:table-cell office:value-type="time" office:time-value="PT06H05M00S">
            <text:p>06:05:00</text:p>
          </table:table-cell>
          <table:table-cell office:value-type="time" office:time-value="PT06H12M00S">
            <text:p>06:12:00</text:p>
          </table:table-cell>
          <table:table-cell table:number-columns-repeated="2"/>
          <table:table-cell office:value-type="time" office:time-value="PT04H52M00S">
            <text:p>04:52:00</text:p>
          </table:table-cell>
          <table:table-cell office:value-type="time" office:time-value="PT05H00M00S">
            <text:p>05:00:00</text:p>
          </table:table-cell>
          <table:table-cell office:value-type="string">
            <text:p>por PARACAO</text:p>
          </table:table-cell>
          <table:table-cell office:value-type="time" office:time-value="PT05H19M00S">
            <text:p>05:19:00</text:p>
          </table:table-cell>
          <table:table-cell office:value-type="time" office:time-value="PT05H29M00S">
            <text:p>05:29:00</text:p>
          </table:table-cell>
          <table:table-cell office:value-type="time" office:time-value="PT05H39M00S">
            <text:p>05:39:00</text:p>
          </table:table-cell>
          <table:table-cell office:value-type="time" office:time-value="PT05H45M00S">
            <text:p>05:45:00</text:p>
          </table:table-cell>
          <table:table-cell office:value-type="string">
            <text:p>por PARACAO</text:p>
          </table:table-cell>
          <table:table-cell office:value-type="time" office:time-value="PT06H02M00S">
            <text:p>06:02:00</text:p>
          </table:table-cell>
          <table:table-cell office:value-type="time" office:time-value="PT06H09M00S">
            <text:p>06:09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5H12M00S">
            <text:p>05:12:00</text:p>
          </table:table-cell>
          <table:table-cell office:value-type="time" office:time-value="PT05H20M00S">
            <text:p>05:20:00</text:p>
          </table:table-cell>
          <table:table-cell office:value-type="string">
            <text:p>por PARACAO</text:p>
          </table:table-cell>
          <table:table-cell office:value-type="time" office:time-value="PT05H41M00S">
            <text:p>05:41:00</text:p>
          </table:table-cell>
          <table:table-cell office:value-type="time" office:time-value="PT05H51M00S">
            <text:p>05:51:00</text:p>
          </table:table-cell>
          <table:table-cell office:value-type="time" office:time-value="PT06H01M00S">
            <text:p>06:01:00</text:p>
          </table:table-cell>
          <table:table-cell office:value-type="time" office:time-value="PT06H09M00S">
            <text:p>06:09:00</text:p>
          </table:table-cell>
          <table:table-cell office:value-type="string">
            <text:p>por PARACAO</text:p>
          </table:table-cell>
          <table:table-cell office:value-type="time" office:time-value="PT06H27M00S">
            <text:p>06:27:00</text:p>
          </table:table-cell>
          <table:table-cell office:value-type="time" office:time-value="PT06H34M00S">
            <text:p>06:34:00</text:p>
          </table:table-cell>
          <table:table-cell table:number-columns-repeated="2"/>
          <table:table-cell office:value-type="time" office:time-value="PT05H18M00S">
            <text:p>05:18:00</text:p>
          </table:table-cell>
          <table:table-cell office:value-type="time" office:time-value="PT05H26M00S">
            <text:p>05:26:00</text:p>
          </table:table-cell>
          <table:table-cell office:value-type="string">
            <text:p> </text:p>
          </table:table-cell>
          <table:table-cell office:value-type="time" office:time-value="PT05H47M00S">
            <text:p>05:47:00</text:p>
          </table:table-cell>
          <table:table-cell office:value-type="time" office:time-value="PT05H57M00S">
            <text:p>05:57:00</text:p>
          </table:table-cell>
          <table:table-cell office:value-type="time" office:time-value="PT06H07M00S">
            <text:p>06:07:00</text:p>
          </table:table-cell>
          <table:table-cell office:value-type="time" office:time-value="PT06H13M00S">
            <text:p>06:13:00</text:p>
          </table:table-cell>
          <table:table-cell office:value-type="string">
            <text:p> </text:p>
          </table:table-cell>
          <table:table-cell office:value-type="time" office:time-value="PT06H31M00S">
            <text:p>06:31:00</text:p>
          </table:table-cell>
          <table:table-cell office:value-type="time" office:time-value="PT06H38M00S">
            <text:p>06:38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5H30M00S">
            <text:p>05:30:00</text:p>
          </table:table-cell>
          <table:table-cell office:value-type="time" office:time-value="PT05H38M00S">
            <text:p>05:38:00</text:p>
          </table:table-cell>
          <table:table-cell office:value-type="string">
            <text:p> </text:p>
          </table:table-cell>
          <table:table-cell office:value-type="time" office:time-value="PT06H00M00S">
            <text:p>06:00:00</text:p>
          </table:table-cell>
          <table:table-cell office:value-type="time" office:time-value="PT06H10M00S">
            <text:p>06:10:00</text:p>
          </table:table-cell>
          <table:table-cell office:value-type="time" office:time-value="PT06H22M00S">
            <text:p>06:22:00</text:p>
          </table:table-cell>
          <table:table-cell office:value-type="time" office:time-value="PT06H30M00S">
            <text:p>06:30:00</text:p>
          </table:table-cell>
          <table:table-cell office:value-type="string">
            <text:p> </text:p>
          </table:table-cell>
          <table:table-cell office:value-type="time" office:time-value="PT06H49M00S">
            <text:p>06:49:00</text:p>
          </table:table-cell>
          <table:table-cell office:value-type="time" office:time-value="PT06H56M00S">
            <text:p>06:56:00</text:p>
          </table:table-cell>
          <table:table-cell table:number-columns-repeated="2"/>
          <table:table-cell office:value-type="time" office:time-value="PT05H53M00S">
            <text:p>05:53:00</text:p>
          </table:table-cell>
          <table:table-cell office:value-type="time" office:time-value="PT06H02M00S">
            <text:p>06:02:00</text:p>
          </table:table-cell>
          <table:table-cell office:value-type="string">
            <text:p>por PARACAO</text:p>
          </table:table-cell>
          <table:table-cell office:value-type="time" office:time-value="PT06H24M00S">
            <text:p>06:24:00</text:p>
          </table:table-cell>
          <table:table-cell office:value-type="time" office:time-value="PT06H34M00S">
            <text:p>06:34:00</text:p>
          </table:table-cell>
          <table:table-cell office:value-type="time" office:time-value="PT06H45M00S">
            <text:p>06:45:00</text:p>
          </table:table-cell>
          <table:table-cell office:value-type="time" office:time-value="PT06H51M00S">
            <text:p>06:51:00</text:p>
          </table:table-cell>
          <table:table-cell office:value-type="string">
            <text:p>por PARACAO</text:p>
          </table:table-cell>
          <table:table-cell office:value-type="time" office:time-value="PT07H09M00S">
            <text:p>07:09:00</text:p>
          </table:table-cell>
          <table:table-cell office:value-type="time" office:time-value="PT07H16M00S">
            <text:p>07:16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5H43M00S">
            <text:p>05:43:00</text:p>
          </table:table-cell>
          <table:table-cell office:value-type="time" office:time-value="PT05H52M00S">
            <text:p>05:52:00</text:p>
          </table:table-cell>
          <table:table-cell office:value-type="string">
            <text:p>por PARACAO</text:p>
          </table:table-cell>
          <table:table-cell office:value-type="time" office:time-value="PT06H14M00S">
            <text:p>06:14:00</text:p>
          </table:table-cell>
          <table:table-cell office:value-type="time" office:time-value="PT06H24M00S">
            <text:p>06:24:00</text:p>
          </table:table-cell>
          <table:table-cell office:value-type="time" office:time-value="PT06H36M00S">
            <text:p>06:36:00</text:p>
          </table:table-cell>
          <table:table-cell office:value-type="time" office:time-value="PT06H44M00S">
            <text:p>06:44:00</text:p>
          </table:table-cell>
          <table:table-cell office:value-type="string">
            <text:p>por PARACAO</text:p>
          </table:table-cell>
          <table:table-cell office:value-type="time" office:time-value="PT07H04M00S">
            <text:p>07:04:00</text:p>
          </table:table-cell>
          <table:table-cell office:value-type="time" office:time-value="PT07H11M00S">
            <text:p>07:11:00</text:p>
          </table:table-cell>
          <table:table-cell table:number-columns-repeated="2"/>
          <table:table-cell office:value-type="time" office:time-value="PT06H18M00S">
            <text:p>06:18:00</text:p>
          </table:table-cell>
          <table:table-cell office:value-type="time" office:time-value="PT06H29M00S">
            <text:p>06:29:00</text:p>
          </table:table-cell>
          <table:table-cell office:value-type="string">
            <text:p> </text:p>
          </table:table-cell>
          <table:table-cell office:value-type="time" office:time-value="PT06H54M00S">
            <text:p>06:54:00</text:p>
          </table:table-cell>
          <table:table-cell office:value-type="time" office:time-value="PT07H04M00S">
            <text:p>07:04:00</text:p>
          </table:table-cell>
          <table:table-cell office:value-type="time" office:time-value="PT07H16M00S">
            <text:p>07:16:00</text:p>
          </table:table-cell>
          <table:table-cell office:value-type="time" office:time-value="PT07H23M00S">
            <text:p>07:23:00</text:p>
          </table:table-cell>
          <table:table-cell office:value-type="string">
            <text:p> </text:p>
          </table:table-cell>
          <table:table-cell office:value-type="time" office:time-value="PT07H42M00S">
            <text:p>07:42:00</text:p>
          </table:table-cell>
          <table:table-cell office:value-type="time" office:time-value="PT07H49M00S">
            <text:p>07:49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5H48M00S">
            <text:p>05:48:00</text:p>
          </table:table-cell>
          <table:table-cell office:value-type="time" office:time-value="PT05H57M00S">
            <text:p>05:57:00</text:p>
          </table:table-cell>
          <table:table-cell office:value-type="string">
            <text:p> </text:p>
          </table:table-cell>
          <table:table-cell office:value-type="time" office:time-value="PT06H22M00S">
            <text:p>06:22:00</text:p>
          </table:table-cell>
          <table:table-cell office:value-type="time" office:time-value="PT06H32M00S">
            <text:p>06:32:00</text:p>
          </table:table-cell>
          <table:table-cell office:value-type="time" office:time-value="PT06H44M00S">
            <text:p>06:44:00</text:p>
          </table:table-cell>
          <table:table-cell office:value-type="time" office:time-value="PT06H52M00S">
            <text:p>06:52:00</text:p>
          </table:table-cell>
          <table:table-cell office:value-type="string">
            <text:p> </text:p>
          </table:table-cell>
          <table:table-cell office:value-type="time" office:time-value="PT07H12M00S">
            <text:p>07:12:00</text:p>
          </table:table-cell>
          <table:table-cell office:value-type="time" office:time-value="PT07H19M00S">
            <text:p>07:19:00</text:p>
          </table:table-cell>
          <table:table-cell table:number-columns-repeated="2"/>
          <table:table-cell office:value-type="time" office:time-value="PT06H40M00S">
            <text:p>06:40:00</text:p>
          </table:table-cell>
          <table:table-cell office:value-type="time" office:time-value="PT06H51M00S">
            <text:p>06:51:00</text:p>
          </table:table-cell>
          <table:table-cell office:value-type="string">
            <text:p>por PARACAO</text:p>
          </table:table-cell>
          <table:table-cell office:value-type="time" office:time-value="PT07H18M00S">
            <text:p>07:18:00</text:p>
          </table:table-cell>
          <table:table-cell office:value-type="time" office:time-value="PT07H29M00S">
            <text:p>07:29:00</text:p>
          </table:table-cell>
          <table:table-cell office:value-type="time" office:time-value="PT07H41M00S">
            <text:p>07:41:00</text:p>
          </table:table-cell>
          <table:table-cell office:value-type="time" office:time-value="PT07H49M00S">
            <text:p>07:49:00</text:p>
          </table:table-cell>
          <table:table-cell office:value-type="string">
            <text:p>por PARACAO</text:p>
          </table:table-cell>
          <table:table-cell office:value-type="time" office:time-value="PT08H10M00S">
            <text:p>08:10:00</text:p>
          </table:table-cell>
          <table:table-cell office:value-type="time" office:time-value="PT08H17M00S">
            <text:p>08:1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6H00M00S">
            <text:p>06:00:00</text:p>
          </table:table-cell>
          <table:table-cell office:value-type="time" office:time-value="PT06H09M00S">
            <text:p>06:09:00</text:p>
          </table:table-cell>
          <table:table-cell office:value-type="string">
            <text:p>por PARACAO</text:p>
          </table:table-cell>
          <table:table-cell office:value-type="time" office:time-value="PT06H34M00S">
            <text:p>06:34:00</text:p>
          </table:table-cell>
          <table:table-cell office:value-type="time" office:time-value="PT06H44M00S">
            <text:p>06:44:00</text:p>
          </table:table-cell>
          <table:table-cell office:value-type="time" office:time-value="PT06H56M00S">
            <text:p>06:56:00</text:p>
          </table:table-cell>
          <table:table-cell office:value-type="time" office:time-value="PT07H05M00S">
            <text:p>07:05:00</text:p>
          </table:table-cell>
          <table:table-cell office:value-type="string">
            <text:p>por PARACAO</text:p>
          </table:table-cell>
          <table:table-cell office:value-type="time" office:time-value="PT07H27M00S">
            <text:p>07:27:00</text:p>
          </table:table-cell>
          <table:table-cell office:value-type="time" office:time-value="PT07H34M00S">
            <text:p>07:34:00</text:p>
          </table:table-cell>
          <table:table-cell table:number-columns-repeated="2"/>
          <table:table-cell office:value-type="time" office:time-value="PT07H00M00S">
            <text:p>07:00:00</text:p>
          </table:table-cell>
          <table:table-cell office:value-type="time" office:time-value="PT07H11M00S">
            <text:p>07:11:00</text:p>
          </table:table-cell>
          <table:table-cell office:value-type="string">
            <text:p> </text:p>
          </table:table-cell>
          <table:table-cell office:value-type="time" office:time-value="PT07H38M00S">
            <text:p>07:38:00</text:p>
          </table:table-cell>
          <table:table-cell office:value-type="time" office:time-value="PT07H49M00S">
            <text:p>07:49:00</text:p>
          </table:table-cell>
          <table:table-cell office:value-type="time" office:time-value="PT08H01M00S">
            <text:p>08:01:00</text:p>
          </table:table-cell>
          <table:table-cell office:value-type="time" office:time-value="PT08H09M00S">
            <text:p>08:09:00</text:p>
          </table:table-cell>
          <table:table-cell office:value-type="string">
            <text:p> </text:p>
          </table:table-cell>
          <table:table-cell office:value-type="time" office:time-value="PT08H30M00S">
            <text:p>08:30:00</text:p>
          </table:table-cell>
          <table:table-cell office:value-type="time" office:time-value="PT08H37M00S">
            <text:p>08:3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6H11M00S">
            <text:p>06:11:00</text:p>
          </table:table-cell>
          <table:table-cell office:value-type="time" office:time-value="PT06H21M00S">
            <text:p>06:21:00</text:p>
          </table:table-cell>
          <table:table-cell office:value-type="string">
            <text:p> </text:p>
          </table:table-cell>
          <table:table-cell office:value-type="time" office:time-value="PT06H47M00S">
            <text:p>06:47:00</text:p>
          </table:table-cell>
          <table:table-cell office:value-type="time" office:time-value="PT06H57M00S">
            <text:p>06:57:00</text:p>
          </table:table-cell>
          <table:table-cell office:value-type="time" office:time-value="PT07H09M00S">
            <text:p>07:09:00</text:p>
          </table:table-cell>
          <table:table-cell office:value-type="time" office:time-value="PT07H18M00S">
            <text:p>07:18:00</text:p>
          </table:table-cell>
          <table:table-cell office:value-type="string">
            <text:p> </text:p>
          </table:table-cell>
          <table:table-cell office:value-type="time" office:time-value="PT07H40M00S">
            <text:p>07:40:00</text:p>
          </table:table-cell>
          <table:table-cell office:value-type="time" office:time-value="PT07H47M00S">
            <text:p>07:47:00</text:p>
          </table:table-cell>
          <table:table-cell table:number-columns-repeated="2"/>
          <table:table-cell office:value-type="time" office:time-value="PT07H16M00S">
            <text:p>07:16:00</text:p>
          </table:table-cell>
          <table:table-cell office:value-type="time" office:time-value="PT07H27M00S">
            <text:p>07:27:00</text:p>
          </table:table-cell>
          <table:table-cell office:value-type="string">
            <text:p>por PARACAO</text:p>
          </table:table-cell>
          <table:table-cell office:value-type="time" office:time-value="PT07H54M00S">
            <text:p>07:54:00</text:p>
          </table:table-cell>
          <table:table-cell office:value-type="time" office:time-value="PT08H05M00S">
            <text:p>08:05:00</text:p>
          </table:table-cell>
          <table:table-cell office:value-type="time" office:time-value="PT08H17M00S">
            <text:p>08:17:00</text:p>
          </table:table-cell>
          <table:table-cell office:value-type="time" office:time-value="PT08H25M00S">
            <text:p>08:25:00</text:p>
          </table:table-cell>
          <table:table-cell office:value-type="string">
            <text:p>por PARACAO</text:p>
          </table:table-cell>
          <table:table-cell office:value-type="time" office:time-value="PT08H46M00S">
            <text:p>08:46:00</text:p>
          </table:table-cell>
          <table:table-cell office:value-type="time" office:time-value="PT08H53M00S">
            <text:p>08:53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6H22M00S">
            <text:p>06:22:00</text:p>
          </table:table-cell>
          <table:table-cell office:value-type="time" office:time-value="PT06H32M00S">
            <text:p>06:32:00</text:p>
          </table:table-cell>
          <table:table-cell office:value-type="string">
            <text:p>por PARACAO</text:p>
          </table:table-cell>
          <table:table-cell office:value-type="time" office:time-value="PT06H58M00S">
            <text:p>06:58:00</text:p>
          </table:table-cell>
          <table:table-cell office:value-type="time" office:time-value="PT07H08M00S">
            <text:p>07:08:00</text:p>
          </table:table-cell>
          <table:table-cell office:value-type="time" office:time-value="PT07H20M00S">
            <text:p>07:20:00</text:p>
          </table:table-cell>
          <table:table-cell office:value-type="time" office:time-value="PT07H29M00S">
            <text:p>07:29:00</text:p>
          </table:table-cell>
          <table:table-cell office:value-type="string">
            <text:p>por PARACAO</text:p>
          </table:table-cell>
          <table:table-cell office:value-type="time" office:time-value="PT07H51M00S">
            <text:p>07:51:00</text:p>
          </table:table-cell>
          <table:table-cell office:value-type="time" office:time-value="PT07H58M00S">
            <text:p>07:58:00</text:p>
          </table:table-cell>
          <table:table-cell table:number-columns-repeated="2"/>
          <table:table-cell office:value-type="time" office:time-value="PT07H32M00S">
            <text:p>07:32:00</text:p>
          </table:table-cell>
          <table:table-cell office:value-type="time" office:time-value="PT07H43M00S">
            <text:p>07:43:00</text:p>
          </table:table-cell>
          <table:table-cell office:value-type="string">
            <text:p> </text:p>
          </table:table-cell>
          <table:table-cell office:value-type="time" office:time-value="PT08H10M00S">
            <text:p>08:10:00</text:p>
          </table:table-cell>
          <table:table-cell office:value-type="time" office:time-value="PT08H21M00S">
            <text:p>08:21:00</text:p>
          </table:table-cell>
          <table:table-cell office:value-type="time" office:time-value="PT08H33M00S">
            <text:p>08:33:00</text:p>
          </table:table-cell>
          <table:table-cell office:value-type="time" office:time-value="PT08H41M00S">
            <text:p>08:41:00</text:p>
          </table:table-cell>
          <table:table-cell office:value-type="string">
            <text:p> </text:p>
          </table:table-cell>
          <table:table-cell office:value-type="time" office:time-value="PT09H02M00S">
            <text:p>09:02:00</text:p>
          </table:table-cell>
          <table:table-cell office:value-type="time" office:time-value="PT09H09M00S">
            <text:p>09:09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6H33M00S">
            <text:p>06:33:00</text:p>
          </table:table-cell>
          <table:table-cell office:value-type="time" office:time-value="PT06H44M00S">
            <text:p>06:44:00</text:p>
          </table:table-cell>
          <table:table-cell office:value-type="string">
            <text:p> </text:p>
          </table:table-cell>
          <table:table-cell office:value-type="time" office:time-value="PT07H12M00S">
            <text:p>07:12:00</text:p>
          </table:table-cell>
          <table:table-cell office:value-type="time" office:time-value="PT07H23M00S">
            <text:p>07:23:00</text:p>
          </table:table-cell>
          <table:table-cell office:value-type="time" office:time-value="PT07H35M00S">
            <text:p>07:35:00</text:p>
          </table:table-cell>
          <table:table-cell office:value-type="time" office:time-value="PT07H44M00S">
            <text:p>07:44:00</text:p>
          </table:table-cell>
          <table:table-cell office:value-type="string">
            <text:p> </text:p>
          </table:table-cell>
          <table:table-cell office:value-type="time" office:time-value="PT08H06M00S">
            <text:p>08:06:00</text:p>
          </table:table-cell>
          <table:table-cell office:value-type="time" office:time-value="PT08H13M00S">
            <text:p>08:13:00</text:p>
          </table:table-cell>
          <table:table-cell table:number-columns-repeated="2"/>
          <table:table-cell office:value-type="time" office:time-value="PT07H48M00S">
            <text:p>07:48:00</text:p>
          </table:table-cell>
          <table:table-cell office:value-type="time" office:time-value="PT07H59M00S">
            <text:p>07:59:00</text:p>
          </table:table-cell>
          <table:table-cell office:value-type="string">
            <text:p>por PARACAO</text:p>
          </table:table-cell>
          <table:table-cell office:value-type="time" office:time-value="PT08H26M00S">
            <text:p>08:26:00</text:p>
          </table:table-cell>
          <table:table-cell office:value-type="time" office:time-value="PT08H37M00S">
            <text:p>08:37:00</text:p>
          </table:table-cell>
          <table:table-cell office:value-type="time" office:time-value="PT08H49M00S">
            <text:p>08:49:00</text:p>
          </table:table-cell>
          <table:table-cell office:value-type="time" office:time-value="PT08H57M00S">
            <text:p>08:57:00</text:p>
          </table:table-cell>
          <table:table-cell office:value-type="string">
            <text:p>por PARACAO</text:p>
          </table:table-cell>
          <table:table-cell office:value-type="time" office:time-value="PT09H18M00S">
            <text:p>09:18:00</text:p>
          </table:table-cell>
          <table:table-cell office:value-type="time" office:time-value="PT09H25M00S">
            <text:p>09:25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6H45M00S">
            <text:p>06:45:00</text:p>
          </table:table-cell>
          <table:table-cell office:value-type="time" office:time-value="PT06H56M00S">
            <text:p>06:56:00</text:p>
          </table:table-cell>
          <table:table-cell office:value-type="string">
            <text:p>por PARACAO</text:p>
          </table:table-cell>
          <table:table-cell office:value-type="time" office:time-value="PT07H25M00S">
            <text:p>07:25:00</text:p>
          </table:table-cell>
          <table:table-cell office:value-type="time" office:time-value="PT07H36M00S">
            <text:p>07:36:00</text:p>
          </table:table-cell>
          <table:table-cell office:value-type="time" office:time-value="PT07H48M00S">
            <text:p>07:48:00</text:p>
          </table:table-cell>
          <table:table-cell office:value-type="time" office:time-value="PT07H57M00S">
            <text:p>07:57:00</text:p>
          </table:table-cell>
          <table:table-cell office:value-type="string">
            <text:p>por PARACAO</text:p>
          </table:table-cell>
          <table:table-cell office:value-type="time" office:time-value="PT08H19M00S">
            <text:p>08:19:00</text:p>
          </table:table-cell>
          <table:table-cell office:value-type="time" office:time-value="PT08H26M00S">
            <text:p>08:26:00</text:p>
          </table:table-cell>
          <table:table-cell table:number-columns-repeated="2"/>
          <table:table-cell office:value-type="time" office:time-value="PT08H04M00S">
            <text:p>08:04:00</text:p>
          </table:table-cell>
          <table:table-cell office:value-type="time" office:time-value="PT08H15M00S">
            <text:p>08:15:00</text:p>
          </table:table-cell>
          <table:table-cell office:value-type="string">
            <text:p> </text:p>
          </table:table-cell>
          <table:table-cell office:value-type="time" office:time-value="PT08H42M00S">
            <text:p>08:42:00</text:p>
          </table:table-cell>
          <table:table-cell office:value-type="time" office:time-value="PT08H53M00S">
            <text:p>08:53:00</text:p>
          </table:table-cell>
          <table:table-cell office:value-type="time" office:time-value="PT09H05M00S">
            <text:p>09:05:00</text:p>
          </table:table-cell>
          <table:table-cell office:value-type="time" office:time-value="PT09H13M00S">
            <text:p>09:13:00</text:p>
          </table:table-cell>
          <table:table-cell office:value-type="string">
            <text:p> </text:p>
          </table:table-cell>
          <table:table-cell office:value-type="time" office:time-value="PT09H34M00S">
            <text:p>09:34:00</text:p>
          </table:table-cell>
          <table:table-cell office:value-type="time" office:time-value="PT09H41M00S">
            <text:p>09:41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6H56M00S">
            <text:p>06:56:00</text:p>
          </table:table-cell>
          <table:table-cell office:value-type="time" office:time-value="PT07H07M00S">
            <text:p>07:07:00</text:p>
          </table:table-cell>
          <table:table-cell office:value-type="string">
            <text:p> </text:p>
          </table:table-cell>
          <table:table-cell office:value-type="time" office:time-value="PT07H36M00S">
            <text:p>07:36:00</text:p>
          </table:table-cell>
          <table:table-cell office:value-type="time" office:time-value="PT07H48M00S">
            <text:p>07:48:00</text:p>
          </table:table-cell>
          <table:table-cell office:value-type="time" office:time-value="PT08H00M00S">
            <text:p>08:00:00</text:p>
          </table:table-cell>
          <table:table-cell office:value-type="time" office:time-value="PT08H09M00S">
            <text:p>08:09:00</text:p>
          </table:table-cell>
          <table:table-cell office:value-type="string">
            <text:p> </text:p>
          </table:table-cell>
          <table:table-cell office:value-type="time" office:time-value="PT08H31M00S">
            <text:p>08:31:00</text:p>
          </table:table-cell>
          <table:table-cell office:value-type="time" office:time-value="PT08H38M00S">
            <text:p>08:38:00</text:p>
          </table:table-cell>
          <table:table-cell table:number-columns-repeated="2"/>
          <table:table-cell office:value-type="time" office:time-value="PT08H20M00S">
            <text:p>08:20:00</text:p>
          </table:table-cell>
          <table:table-cell office:value-type="time" office:time-value="PT08H31M00S">
            <text:p>08:31:00</text:p>
          </table:table-cell>
          <table:table-cell office:value-type="string">
            <text:p>por PARACAO</text:p>
          </table:table-cell>
          <table:table-cell office:value-type="time" office:time-value="PT08H58M00S">
            <text:p>08:58:00</text:p>
          </table:table-cell>
          <table:table-cell office:value-type="time" office:time-value="PT09H09M00S">
            <text:p>09:09:00</text:p>
          </table:table-cell>
          <table:table-cell office:value-type="time" office:time-value="PT09H21M00S">
            <text:p>09:21:00</text:p>
          </table:table-cell>
          <table:table-cell office:value-type="time" office:time-value="PT09H29M00S">
            <text:p>09:29:00</text:p>
          </table:table-cell>
          <table:table-cell office:value-type="string">
            <text:p>por PARACAO</text:p>
          </table:table-cell>
          <table:table-cell office:value-type="time" office:time-value="PT09H50M00S">
            <text:p>09:50:00</text:p>
          </table:table-cell>
          <table:table-cell office:value-type="time" office:time-value="PT09H57M00S">
            <text:p>09:5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7H08M00S">
            <text:p>07:08:00</text:p>
          </table:table-cell>
          <table:table-cell office:value-type="time" office:time-value="PT07H19M00S">
            <text:p>07:19:00</text:p>
          </table:table-cell>
          <table:table-cell office:value-type="string">
            <text:p>por PARACAO</text:p>
          </table:table-cell>
          <table:table-cell office:value-type="time" office:time-value="PT07H48M00S">
            <text:p>07:48:00</text:p>
          </table:table-cell>
          <table:table-cell office:value-type="time" office:time-value="PT08H00M00S">
            <text:p>08:00:00</text:p>
          </table:table-cell>
          <table:table-cell office:value-type="time" office:time-value="PT08H12M00S">
            <text:p>08:12:00</text:p>
          </table:table-cell>
          <table:table-cell office:value-type="time" office:time-value="PT08H21M00S">
            <text:p>08:21:00</text:p>
          </table:table-cell>
          <table:table-cell office:value-type="string">
            <text:p>por PARACAO</text:p>
          </table:table-cell>
          <table:table-cell office:value-type="time" office:time-value="PT08H43M00S">
            <text:p>08:43:00</text:p>
          </table:table-cell>
          <table:table-cell office:value-type="time" office:time-value="PT08H50M00S">
            <text:p>08:50:00</text:p>
          </table:table-cell>
          <table:table-cell table:number-columns-repeated="2"/>
          <table:table-cell office:value-type="time" office:time-value="PT08H36M00S">
            <text:p>08:36:00</text:p>
          </table:table-cell>
          <table:table-cell office:value-type="time" office:time-value="PT08H47M00S">
            <text:p>08:47:00</text:p>
          </table:table-cell>
          <table:table-cell office:value-type="string">
            <text:p> </text:p>
          </table:table-cell>
          <table:table-cell office:value-type="time" office:time-value="PT09H14M00S">
            <text:p>09:14:00</text:p>
          </table:table-cell>
          <table:table-cell office:value-type="time" office:time-value="PT09H25M00S">
            <text:p>09:25:00</text:p>
          </table:table-cell>
          <table:table-cell office:value-type="time" office:time-value="PT09H37M00S">
            <text:p>09:37:00</text:p>
          </table:table-cell>
          <table:table-cell office:value-type="time" office:time-value="PT09H45M00S">
            <text:p>09:45:00</text:p>
          </table:table-cell>
          <table:table-cell office:value-type="string">
            <text:p> </text:p>
          </table:table-cell>
          <table:table-cell office:value-type="time" office:time-value="PT10H06M00S">
            <text:p>10:06:00</text:p>
          </table:table-cell>
          <table:table-cell office:value-type="time" office:time-value="PT10H13M00S">
            <text:p>10:13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7H20M00S">
            <text:p>07:20:00</text:p>
          </table:table-cell>
          <table:table-cell office:value-type="time" office:time-value="PT07H31M00S">
            <text:p>07:31:00</text:p>
          </table:table-cell>
          <table:table-cell office:value-type="string">
            <text:p> </text:p>
          </table:table-cell>
          <table:table-cell office:value-type="time" office:time-value="PT08H00M00S">
            <text:p>08:00:00</text:p>
          </table:table-cell>
          <table:table-cell office:value-type="time" office:time-value="PT08H12M00S">
            <text:p>08:12:00</text:p>
          </table:table-cell>
          <table:table-cell office:value-type="time" office:time-value="PT08H24M00S">
            <text:p>08:24:00</text:p>
          </table:table-cell>
          <table:table-cell office:value-type="time" office:time-value="PT08H33M00S">
            <text:p>08:33:00</text:p>
          </table:table-cell>
          <table:table-cell office:value-type="string">
            <text:p> </text:p>
          </table:table-cell>
          <table:table-cell office:value-type="time" office:time-value="PT08H55M00S">
            <text:p>08:55:00</text:p>
          </table:table-cell>
          <table:table-cell office:value-type="time" office:time-value="PT09H02M00S">
            <text:p>09:02:00</text:p>
          </table:table-cell>
          <table:table-cell table:number-columns-repeated="2"/>
          <table:table-cell office:value-type="time" office:time-value="PT08H52M00S">
            <text:p>08:52:00</text:p>
          </table:table-cell>
          <table:table-cell office:value-type="time" office:time-value="PT09H03M00S">
            <text:p>09:03:00</text:p>
          </table:table-cell>
          <table:table-cell office:value-type="string">
            <text:p>por PARACAO</text:p>
          </table:table-cell>
          <table:table-cell office:value-type="time" office:time-value="PT09H30M00S">
            <text:p>09:30:00</text:p>
          </table:table-cell>
          <table:table-cell office:value-type="time" office:time-value="PT09H41M00S">
            <text:p>09:41:00</text:p>
          </table:table-cell>
          <table:table-cell office:value-type="time" office:time-value="PT09H53M00S">
            <text:p>09:53:00</text:p>
          </table:table-cell>
          <table:table-cell office:value-type="time" office:time-value="PT10H01M00S">
            <text:p>10:01:00</text:p>
          </table:table-cell>
          <table:table-cell office:value-type="string">
            <text:p>por PARACAO</text:p>
          </table:table-cell>
          <table:table-cell office:value-type="time" office:time-value="PT10H22M00S">
            <text:p>10:22:00</text:p>
          </table:table-cell>
          <table:table-cell office:value-type="time" office:time-value="PT10H29M00S">
            <text:p>10:29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7H31M00S">
            <text:p>07:31:00</text:p>
          </table:table-cell>
          <table:table-cell office:value-type="time" office:time-value="PT07H42M00S">
            <text:p>07:42:00</text:p>
          </table:table-cell>
          <table:table-cell office:value-type="string">
            <text:p>por PARACAO</text:p>
          </table:table-cell>
          <table:table-cell office:value-type="time" office:time-value="PT08H11M00S">
            <text:p>08:11:00</text:p>
          </table:table-cell>
          <table:table-cell office:value-type="time" office:time-value="PT08H23M00S">
            <text:p>08:23:00</text:p>
          </table:table-cell>
          <table:table-cell office:value-type="time" office:time-value="PT08H35M00S">
            <text:p>08:35:00</text:p>
          </table:table-cell>
          <table:table-cell office:value-type="time" office:time-value="PT08H44M00S">
            <text:p>08:44:00</text:p>
          </table:table-cell>
          <table:table-cell office:value-type="string">
            <text:p>por PARACAO</text:p>
          </table:table-cell>
          <table:table-cell office:value-type="time" office:time-value="PT09H06M00S">
            <text:p>09:06:00</text:p>
          </table:table-cell>
          <table:table-cell office:value-type="time" office:time-value="PT09H13M00S">
            <text:p>09:13:00</text:p>
          </table:table-cell>
          <table:table-cell table:number-columns-repeated="2"/>
          <table:table-cell office:value-type="time" office:time-value="PT09H08M00S">
            <text:p>09:08:00</text:p>
          </table:table-cell>
          <table:table-cell office:value-type="time" office:time-value="PT09H19M00S">
            <text:p>09:19:00</text:p>
          </table:table-cell>
          <table:table-cell office:value-type="string">
            <text:p> </text:p>
          </table:table-cell>
          <table:table-cell office:value-type="time" office:time-value="PT09H46M00S">
            <text:p>09:46:00</text:p>
          </table:table-cell>
          <table:table-cell office:value-type="time" office:time-value="PT09H57M00S">
            <text:p>09:57:00</text:p>
          </table:table-cell>
          <table:table-cell office:value-type="time" office:time-value="PT10H09M00S">
            <text:p>10:09:00</text:p>
          </table:table-cell>
          <table:table-cell office:value-type="time" office:time-value="PT10H17M00S">
            <text:p>10:17:00</text:p>
          </table:table-cell>
          <table:table-cell office:value-type="string">
            <text:p> </text:p>
          </table:table-cell>
          <table:table-cell office:value-type="time" office:time-value="PT10H38M00S">
            <text:p>10:38:00</text:p>
          </table:table-cell>
          <table:table-cell office:value-type="time" office:time-value="PT10H45M00S">
            <text:p>10:45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7H43M00S">
            <text:p>07:43:00</text:p>
          </table:table-cell>
          <table:table-cell office:value-type="time" office:time-value="PT07H54M00S">
            <text:p>07:54:00</text:p>
          </table:table-cell>
          <table:table-cell office:value-type="string">
            <text:p> </text:p>
          </table:table-cell>
          <table:table-cell office:value-type="time" office:time-value="PT08H23M00S">
            <text:p>08:23:00</text:p>
          </table:table-cell>
          <table:table-cell office:value-type="time" office:time-value="PT08H35M00S">
            <text:p>08:35:00</text:p>
          </table:table-cell>
          <table:table-cell office:value-type="time" office:time-value="PT08H47M00S">
            <text:p>08:47:00</text:p>
          </table:table-cell>
          <table:table-cell office:value-type="time" office:time-value="PT08H56M00S">
            <text:p>08:56:00</text:p>
          </table:table-cell>
          <table:table-cell office:value-type="string">
            <text:p> </text:p>
          </table:table-cell>
          <table:table-cell office:value-type="time" office:time-value="PT09H18M00S">
            <text:p>09:18:00</text:p>
          </table:table-cell>
          <table:table-cell office:value-type="time" office:time-value="PT09H25M00S">
            <text:p>09:25:00</text:p>
          </table:table-cell>
          <table:table-cell table:number-columns-repeated="2"/>
          <table:table-cell office:value-type="time" office:time-value="PT09H24M00S">
            <text:p>09:24:00</text:p>
          </table:table-cell>
          <table:table-cell office:value-type="time" office:time-value="PT09H35M00S">
            <text:p>09:35:00</text:p>
          </table:table-cell>
          <table:table-cell office:value-type="string">
            <text:p>por PARACAO</text:p>
          </table:table-cell>
          <table:table-cell office:value-type="time" office:time-value="PT10H02M00S">
            <text:p>10:02:00</text:p>
          </table:table-cell>
          <table:table-cell office:value-type="time" office:time-value="PT10H13M00S">
            <text:p>10:13:00</text:p>
          </table:table-cell>
          <table:table-cell office:value-type="time" office:time-value="PT10H25M00S">
            <text:p>10:25:00</text:p>
          </table:table-cell>
          <table:table-cell office:value-type="time" office:time-value="PT10H33M00S">
            <text:p>10:33:00</text:p>
          </table:table-cell>
          <table:table-cell office:value-type="string">
            <text:p>por PARACAO</text:p>
          </table:table-cell>
          <table:table-cell office:value-type="time" office:time-value="PT10H54M00S">
            <text:p>10:54:00</text:p>
          </table:table-cell>
          <table:table-cell office:value-type="time" office:time-value="PT11H01M00S">
            <text:p>11:01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7H55M00S">
            <text:p>07:55:00</text:p>
          </table:table-cell>
          <table:table-cell office:value-type="time" office:time-value="PT08H06M00S">
            <text:p>08:06:00</text:p>
          </table:table-cell>
          <table:table-cell office:value-type="string">
            <text:p>por PARACAO</text:p>
          </table:table-cell>
          <table:table-cell office:value-type="time" office:time-value="PT08H35M00S">
            <text:p>08:35:00</text:p>
          </table:table-cell>
          <table:table-cell office:value-type="time" office:time-value="PT08H47M00S">
            <text:p>08:47:00</text:p>
          </table:table-cell>
          <table:table-cell office:value-type="time" office:time-value="PT08H59M00S">
            <text:p>08:59:00</text:p>
          </table:table-cell>
          <table:table-cell office:value-type="time" office:time-value="PT09H08M00S">
            <text:p>09:08:00</text:p>
          </table:table-cell>
          <table:table-cell office:value-type="string">
            <text:p>por PARACAO</text:p>
          </table:table-cell>
          <table:table-cell office:value-type="time" office:time-value="PT09H30M00S">
            <text:p>09:30:00</text:p>
          </table:table-cell>
          <table:table-cell office:value-type="time" office:time-value="PT09H37M00S">
            <text:p>09:37:00</text:p>
          </table:table-cell>
          <table:table-cell table:number-columns-repeated="2"/>
          <table:table-cell office:value-type="time" office:time-value="PT09H40M00S">
            <text:p>09:40:00</text:p>
          </table:table-cell>
          <table:table-cell office:value-type="time" office:time-value="PT09H51M00S">
            <text:p>09:51:00</text:p>
          </table:table-cell>
          <table:table-cell office:value-type="string">
            <text:p> </text:p>
          </table:table-cell>
          <table:table-cell office:value-type="time" office:time-value="PT10H18M00S">
            <text:p>10:18:00</text:p>
          </table:table-cell>
          <table:table-cell office:value-type="time" office:time-value="PT10H29M00S">
            <text:p>10:29:00</text:p>
          </table:table-cell>
          <table:table-cell office:value-type="time" office:time-value="PT10H41M00S">
            <text:p>10:41:00</text:p>
          </table:table-cell>
          <table:table-cell office:value-type="time" office:time-value="PT10H49M00S">
            <text:p>10:49:00</text:p>
          </table:table-cell>
          <table:table-cell office:value-type="string">
            <text:p> </text:p>
          </table:table-cell>
          <table:table-cell office:value-type="time" office:time-value="PT11H10M00S">
            <text:p>11:10:00</text:p>
          </table:table-cell>
          <table:table-cell office:value-type="time" office:time-value="PT11H17M00S">
            <text:p>11:1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8H07M00S">
            <text:p>08:07:00</text:p>
          </table:table-cell>
          <table:table-cell office:value-type="time" office:time-value="PT08H18M00S">
            <text:p>08:18:00</text:p>
          </table:table-cell>
          <table:table-cell office:value-type="string">
            <text:p> </text:p>
          </table:table-cell>
          <table:table-cell office:value-type="time" office:time-value="PT08H47M00S">
            <text:p>08:47:00</text:p>
          </table:table-cell>
          <table:table-cell office:value-type="time" office:time-value="PT08H59M00S">
            <text:p>08:59:00</text:p>
          </table:table-cell>
          <table:table-cell office:value-type="time" office:time-value="PT09H11M00S">
            <text:p>09:11:00</text:p>
          </table:table-cell>
          <table:table-cell office:value-type="time" office:time-value="PT09H20M00S">
            <text:p>09:20:00</text:p>
          </table:table-cell>
          <table:table-cell office:value-type="string">
            <text:p> </text:p>
          </table:table-cell>
          <table:table-cell office:value-type="time" office:time-value="PT09H42M00S">
            <text:p>09:42:00</text:p>
          </table:table-cell>
          <table:table-cell office:value-type="time" office:time-value="PT09H49M00S">
            <text:p>09:49:00</text:p>
          </table:table-cell>
          <table:table-cell table:number-columns-repeated="2"/>
          <table:table-cell office:value-type="time" office:time-value="PT09H56M00S">
            <text:p>09:56:00</text:p>
          </table:table-cell>
          <table:table-cell office:value-type="time" office:time-value="PT10H07M00S">
            <text:p>10:07:00</text:p>
          </table:table-cell>
          <table:table-cell office:value-type="string">
            <text:p>por PARACAO</text:p>
          </table:table-cell>
          <table:table-cell office:value-type="time" office:time-value="PT10H34M00S">
            <text:p>10:34:00</text:p>
          </table:table-cell>
          <table:table-cell office:value-type="time" office:time-value="PT10H45M00S">
            <text:p>10:45:00</text:p>
          </table:table-cell>
          <table:table-cell office:value-type="time" office:time-value="PT10H57M00S">
            <text:p>10:57:00</text:p>
          </table:table-cell>
          <table:table-cell office:value-type="time" office:time-value="PT11H05M00S">
            <text:p>11:05:00</text:p>
          </table:table-cell>
          <table:table-cell office:value-type="string">
            <text:p>por PARACAO</text:p>
          </table:table-cell>
          <table:table-cell office:value-type="time" office:time-value="PT11H26M00S">
            <text:p>11:26:00</text:p>
          </table:table-cell>
          <table:table-cell office:value-type="time" office:time-value="PT11H33M00S">
            <text:p>11:33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8H19M00S">
            <text:p>08:19:00</text:p>
          </table:table-cell>
          <table:table-cell office:value-type="time" office:time-value="PT08H30M00S">
            <text:p>08:30:00</text:p>
          </table:table-cell>
          <table:table-cell office:value-type="string">
            <text:p>por PARACAO</text:p>
          </table:table-cell>
          <table:table-cell office:value-type="time" office:time-value="PT08H59M00S">
            <text:p>08:59:00</text:p>
          </table:table-cell>
          <table:table-cell office:value-type="time" office:time-value="PT09H11M00S">
            <text:p>09:11:00</text:p>
          </table:table-cell>
          <table:table-cell office:value-type="time" office:time-value="PT09H23M00S">
            <text:p>09:23:00</text:p>
          </table:table-cell>
          <table:table-cell office:value-type="time" office:time-value="PT09H32M00S">
            <text:p>09:32:00</text:p>
          </table:table-cell>
          <table:table-cell office:value-type="string">
            <text:p>por PARACAO</text:p>
          </table:table-cell>
          <table:table-cell office:value-type="time" office:time-value="PT09H54M00S">
            <text:p>09:54:00</text:p>
          </table:table-cell>
          <table:table-cell office:value-type="time" office:time-value="PT10H01M00S">
            <text:p>10:01:00</text:p>
          </table:table-cell>
          <table:table-cell table:number-columns-repeated="2"/>
          <table:table-cell office:value-type="time" office:time-value="PT10H12M00S">
            <text:p>10:12:00</text:p>
          </table:table-cell>
          <table:table-cell office:value-type="time" office:time-value="PT10H23M00S">
            <text:p>10:23:00</text:p>
          </table:table-cell>
          <table:table-cell office:value-type="string">
            <text:p> </text:p>
          </table:table-cell>
          <table:table-cell office:value-type="time" office:time-value="PT10H50M00S">
            <text:p>10:50:00</text:p>
          </table:table-cell>
          <table:table-cell office:value-type="time" office:time-value="PT11H01M00S">
            <text:p>11:01:00</text:p>
          </table:table-cell>
          <table:table-cell office:value-type="time" office:time-value="PT11H13M00S">
            <text:p>11:13:00</text:p>
          </table:table-cell>
          <table:table-cell office:value-type="time" office:time-value="PT11H21M00S">
            <text:p>11:21:00</text:p>
          </table:table-cell>
          <table:table-cell office:value-type="string">
            <text:p> </text:p>
          </table:table-cell>
          <table:table-cell office:value-type="time" office:time-value="PT11H42M00S">
            <text:p>11:42:00</text:p>
          </table:table-cell>
          <table:table-cell office:value-type="time" office:time-value="PT11H49M00S">
            <text:p>11:49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8H31M00S">
            <text:p>08:31:00</text:p>
          </table:table-cell>
          <table:table-cell office:value-type="time" office:time-value="PT08H42M00S">
            <text:p>08:42:00</text:p>
          </table:table-cell>
          <table:table-cell office:value-type="string">
            <text:p> </text:p>
          </table:table-cell>
          <table:table-cell office:value-type="time" office:time-value="PT09H11M00S">
            <text:p>09:11:00</text:p>
          </table:table-cell>
          <table:table-cell office:value-type="time" office:time-value="PT09H23M00S">
            <text:p>09:23:00</text:p>
          </table:table-cell>
          <table:table-cell office:value-type="time" office:time-value="PT09H35M00S">
            <text:p>09:35:00</text:p>
          </table:table-cell>
          <table:table-cell office:value-type="time" office:time-value="PT09H44M00S">
            <text:p>09:44:00</text:p>
          </table:table-cell>
          <table:table-cell office:value-type="string">
            <text:p> </text:p>
          </table:table-cell>
          <table:table-cell office:value-type="time" office:time-value="PT10H06M00S">
            <text:p>10:06:00</text:p>
          </table:table-cell>
          <table:table-cell office:value-type="time" office:time-value="PT10H13M00S">
            <text:p>10:13:00</text:p>
          </table:table-cell>
          <table:table-cell table:number-columns-repeated="2"/>
          <table:table-cell office:value-type="time" office:time-value="PT10H28M00S">
            <text:p>10:28:00</text:p>
          </table:table-cell>
          <table:table-cell office:value-type="time" office:time-value="PT10H39M00S">
            <text:p>10:39:00</text:p>
          </table:table-cell>
          <table:table-cell office:value-type="string">
            <text:p>por PARACAO</text:p>
          </table:table-cell>
          <table:table-cell office:value-type="time" office:time-value="PT11H06M00S">
            <text:p>11:06:00</text:p>
          </table:table-cell>
          <table:table-cell office:value-type="time" office:time-value="PT11H17M00S">
            <text:p>11:17:00</text:p>
          </table:table-cell>
          <table:table-cell office:value-type="time" office:time-value="PT11H29M00S">
            <text:p>11:29:00</text:p>
          </table:table-cell>
          <table:table-cell office:value-type="time" office:time-value="PT11H37M00S">
            <text:p>11:37:00</text:p>
          </table:table-cell>
          <table:table-cell office:value-type="string">
            <text:p>por PARACAO</text:p>
          </table:table-cell>
          <table:table-cell office:value-type="time" office:time-value="PT11H58M00S">
            <text:p>11:58:00</text:p>
          </table:table-cell>
          <table:table-cell office:value-type="time" office:time-value="PT12H05M00S">
            <text:p>12:05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8H42M00S">
            <text:p>08:42:00</text:p>
          </table:table-cell>
          <table:table-cell office:value-type="time" office:time-value="PT08H53M00S">
            <text:p>08:53:00</text:p>
          </table:table-cell>
          <table:table-cell office:value-type="string">
            <text:p>por PARACAO</text:p>
          </table:table-cell>
          <table:table-cell office:value-type="time" office:time-value="PT09H22M00S">
            <text:p>09:22:00</text:p>
          </table:table-cell>
          <table:table-cell office:value-type="time" office:time-value="PT09H34M00S">
            <text:p>09:34:00</text:p>
          </table:table-cell>
          <table:table-cell office:value-type="time" office:time-value="PT09H46M00S">
            <text:p>09:46:00</text:p>
          </table:table-cell>
          <table:table-cell office:value-type="time" office:time-value="PT09H55M00S">
            <text:p>09:55:00</text:p>
          </table:table-cell>
          <table:table-cell office:value-type="string">
            <text:p>por PARACAO</text:p>
          </table:table-cell>
          <table:table-cell office:value-type="time" office:time-value="PT10H17M00S">
            <text:p>10:17:00</text:p>
          </table:table-cell>
          <table:table-cell office:value-type="time" office:time-value="PT10H24M00S">
            <text:p>10:24:00</text:p>
          </table:table-cell>
          <table:table-cell table:number-columns-repeated="2"/>
          <table:table-cell office:value-type="time" office:time-value="PT10H44M00S">
            <text:p>10:44:00</text:p>
          </table:table-cell>
          <table:table-cell office:value-type="time" office:time-value="PT10H55M00S">
            <text:p>10:55:00</text:p>
          </table:table-cell>
          <table:table-cell office:value-type="string">
            <text:p> </text:p>
          </table:table-cell>
          <table:table-cell office:value-type="time" office:time-value="PT11H22M00S">
            <text:p>11:22:00</text:p>
          </table:table-cell>
          <table:table-cell office:value-type="time" office:time-value="PT11H33M00S">
            <text:p>11:33:00</text:p>
          </table:table-cell>
          <table:table-cell office:value-type="time" office:time-value="PT11H45M00S">
            <text:p>11:45:00</text:p>
          </table:table-cell>
          <table:table-cell office:value-type="time" office:time-value="PT11H53M00S">
            <text:p>11:53:00</text:p>
          </table:table-cell>
          <table:table-cell office:value-type="string">
            <text:p> </text:p>
          </table:table-cell>
          <table:table-cell office:value-type="time" office:time-value="PT12H14M00S">
            <text:p>12:14:00</text:p>
          </table:table-cell>
          <table:table-cell office:value-type="time" office:time-value="PT12H21M00S">
            <text:p>12:21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8H54M00S">
            <text:p>08:54:00</text:p>
          </table:table-cell>
          <table:table-cell office:value-type="time" office:time-value="PT09H05M00S">
            <text:p>09:05:00</text:p>
          </table:table-cell>
          <table:table-cell office:value-type="string">
            <text:p> </text:p>
          </table:table-cell>
          <table:table-cell office:value-type="time" office:time-value="PT09H34M00S">
            <text:p>09:34:00</text:p>
          </table:table-cell>
          <table:table-cell office:value-type="time" office:time-value="PT09H46M00S">
            <text:p>09:46:00</text:p>
          </table:table-cell>
          <table:table-cell office:value-type="time" office:time-value="PT09H58M00S">
            <text:p>09:58:00</text:p>
          </table:table-cell>
          <table:table-cell office:value-type="time" office:time-value="PT10H07M00S">
            <text:p>10:07:00</text:p>
          </table:table-cell>
          <table:table-cell office:value-type="string">
            <text:p> </text:p>
          </table:table-cell>
          <table:table-cell office:value-type="time" office:time-value="PT10H29M00S">
            <text:p>10:29:00</text:p>
          </table:table-cell>
          <table:table-cell office:value-type="time" office:time-value="PT10H36M00S">
            <text:p>10:36:00</text:p>
          </table:table-cell>
          <table:table-cell table:number-columns-repeated="2"/>
          <table:table-cell office:value-type="time" office:time-value="PT11H00M00S">
            <text:p>11:00:00</text:p>
          </table:table-cell>
          <table:table-cell office:value-type="time" office:time-value="PT11H11M00S">
            <text:p>11:11:00</text:p>
          </table:table-cell>
          <table:table-cell office:value-type="string">
            <text:p>por PARACAO</text:p>
          </table:table-cell>
          <table:table-cell office:value-type="time" office:time-value="PT11H38M00S">
            <text:p>11:38:00</text:p>
          </table:table-cell>
          <table:table-cell office:value-type="time" office:time-value="PT11H49M00S">
            <text:p>11:49:00</text:p>
          </table:table-cell>
          <table:table-cell office:value-type="time" office:time-value="PT12H01M00S">
            <text:p>12:01:00</text:p>
          </table:table-cell>
          <table:table-cell office:value-type="time" office:time-value="PT12H09M00S">
            <text:p>12:09:00</text:p>
          </table:table-cell>
          <table:table-cell office:value-type="string">
            <text:p>por PARACAO</text:p>
          </table:table-cell>
          <table:table-cell office:value-type="time" office:time-value="PT12H30M00S">
            <text:p>12:30:00</text:p>
          </table:table-cell>
          <table:table-cell office:value-type="time" office:time-value="PT12H37M00S">
            <text:p>12:3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9H06M00S">
            <text:p>09:06:00</text:p>
          </table:table-cell>
          <table:table-cell office:value-type="time" office:time-value="PT09H17M00S">
            <text:p>09:17:00</text:p>
          </table:table-cell>
          <table:table-cell office:value-type="string">
            <text:p>por PARACAO</text:p>
          </table:table-cell>
          <table:table-cell office:value-type="time" office:time-value="PT09H46M00S">
            <text:p>09:46:00</text:p>
          </table:table-cell>
          <table:table-cell office:value-type="time" office:time-value="PT09H58M00S">
            <text:p>09:58:00</text:p>
          </table:table-cell>
          <table:table-cell office:value-type="time" office:time-value="PT10H10M00S">
            <text:p>10:10:00</text:p>
          </table:table-cell>
          <table:table-cell office:value-type="time" office:time-value="PT10H19M00S">
            <text:p>10:19:00</text:p>
          </table:table-cell>
          <table:table-cell office:value-type="string">
            <text:p>por PARACAO</text:p>
          </table:table-cell>
          <table:table-cell office:value-type="time" office:time-value="PT10H41M00S">
            <text:p>10:41:00</text:p>
          </table:table-cell>
          <table:table-cell office:value-type="time" office:time-value="PT10H48M00S">
            <text:p>10:48:00</text:p>
          </table:table-cell>
          <table:table-cell table:number-columns-repeated="2"/>
          <table:table-cell office:value-type="time" office:time-value="PT11H16M00S">
            <text:p>11:16:00</text:p>
          </table:table-cell>
          <table:table-cell office:value-type="time" office:time-value="PT11H27M00S">
            <text:p>11:27:00</text:p>
          </table:table-cell>
          <table:table-cell office:value-type="string">
            <text:p> </text:p>
          </table:table-cell>
          <table:table-cell office:value-type="time" office:time-value="PT11H54M00S">
            <text:p>11:54:00</text:p>
          </table:table-cell>
          <table:table-cell office:value-type="time" office:time-value="PT12H05M00S">
            <text:p>12:05:00</text:p>
          </table:table-cell>
          <table:table-cell office:value-type="time" office:time-value="PT12H17M00S">
            <text:p>12:17:00</text:p>
          </table:table-cell>
          <table:table-cell office:value-type="time" office:time-value="PT12H25M00S">
            <text:p>12:25:00</text:p>
          </table:table-cell>
          <table:table-cell office:value-type="string">
            <text:p> </text:p>
          </table:table-cell>
          <table:table-cell office:value-type="time" office:time-value="PT12H46M00S">
            <text:p>12:46:00</text:p>
          </table:table-cell>
          <table:table-cell office:value-type="time" office:time-value="PT12H53M00S">
            <text:p>12:53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9H18M00S">
            <text:p>09:18:00</text:p>
          </table:table-cell>
          <table:table-cell office:value-type="time" office:time-value="PT09H29M00S">
            <text:p>09:29:00</text:p>
          </table:table-cell>
          <table:table-cell office:value-type="string">
            <text:p> </text:p>
          </table:table-cell>
          <table:table-cell office:value-type="time" office:time-value="PT09H58M00S">
            <text:p>09:58:00</text:p>
          </table:table-cell>
          <table:table-cell office:value-type="time" office:time-value="PT10H10M00S">
            <text:p>10:10:00</text:p>
          </table:table-cell>
          <table:table-cell office:value-type="time" office:time-value="PT10H22M00S">
            <text:p>10:22:00</text:p>
          </table:table-cell>
          <table:table-cell office:value-type="time" office:time-value="PT10H31M00S">
            <text:p>10:31:00</text:p>
          </table:table-cell>
          <table:table-cell office:value-type="string">
            <text:p> </text:p>
          </table:table-cell>
          <table:table-cell office:value-type="time" office:time-value="PT10H53M00S">
            <text:p>10:53:00</text:p>
          </table:table-cell>
          <table:table-cell office:value-type="time" office:time-value="PT11H00M00S">
            <text:p>11:00:00</text:p>
          </table:table-cell>
          <table:table-cell table:number-columns-repeated="2"/>
          <table:table-cell office:value-type="time" office:time-value="PT11H32M00S">
            <text:p>11:32:00</text:p>
          </table:table-cell>
          <table:table-cell office:value-type="time" office:time-value="PT11H43M00S">
            <text:p>11:43:00</text:p>
          </table:table-cell>
          <table:table-cell office:value-type="string">
            <text:p>por PARACAO</text:p>
          </table:table-cell>
          <table:table-cell office:value-type="time" office:time-value="PT12H10M00S">
            <text:p>12:10:00</text:p>
          </table:table-cell>
          <table:table-cell office:value-type="time" office:time-value="PT12H21M00S">
            <text:p>12:21:00</text:p>
          </table:table-cell>
          <table:table-cell office:value-type="time" office:time-value="PT12H33M00S">
            <text:p>12:33:00</text:p>
          </table:table-cell>
          <table:table-cell office:value-type="time" office:time-value="PT12H41M00S">
            <text:p>12:41:00</text:p>
          </table:table-cell>
          <table:table-cell office:value-type="string">
            <text:p>por PARACAO</text:p>
          </table:table-cell>
          <table:table-cell office:value-type="time" office:time-value="PT13H02M00S">
            <text:p>13:02:00</text:p>
          </table:table-cell>
          <table:table-cell office:value-type="time" office:time-value="PT13H09M00S">
            <text:p>13:09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9H30M00S">
            <text:p>09:30:00</text:p>
          </table:table-cell>
          <table:table-cell office:value-type="time" office:time-value="PT09H41M00S">
            <text:p>09:41:00</text:p>
          </table:table-cell>
          <table:table-cell office:value-type="string">
            <text:p>por PARACAO</text:p>
          </table:table-cell>
          <table:table-cell office:value-type="time" office:time-value="PT10H10M00S">
            <text:p>10:10:00</text:p>
          </table:table-cell>
          <table:table-cell office:value-type="time" office:time-value="PT10H22M00S">
            <text:p>10:22:00</text:p>
          </table:table-cell>
          <table:table-cell office:value-type="time" office:time-value="PT10H34M00S">
            <text:p>10:34:00</text:p>
          </table:table-cell>
          <table:table-cell office:value-type="time" office:time-value="PT10H43M00S">
            <text:p>10:43:00</text:p>
          </table:table-cell>
          <table:table-cell office:value-type="string">
            <text:p>por PARACAO</text:p>
          </table:table-cell>
          <table:table-cell office:value-type="time" office:time-value="PT11H05M00S">
            <text:p>11:05:00</text:p>
          </table:table-cell>
          <table:table-cell office:value-type="time" office:time-value="PT11H12M00S">
            <text:p>11:12:00</text:p>
          </table:table-cell>
          <table:table-cell table:number-columns-repeated="2"/>
          <table:table-cell office:value-type="time" office:time-value="PT11H48M00S">
            <text:p>11:48:00</text:p>
          </table:table-cell>
          <table:table-cell office:value-type="time" office:time-value="PT11H59M00S">
            <text:p>11:59:00</text:p>
          </table:table-cell>
          <table:table-cell office:value-type="string">
            <text:p> </text:p>
          </table:table-cell>
          <table:table-cell office:value-type="time" office:time-value="PT12H26M00S">
            <text:p>12:26:00</text:p>
          </table:table-cell>
          <table:table-cell office:value-type="time" office:time-value="PT12H37M00S">
            <text:p>12:37:00</text:p>
          </table:table-cell>
          <table:table-cell office:value-type="time" office:time-value="PT12H49M00S">
            <text:p>12:49:00</text:p>
          </table:table-cell>
          <table:table-cell office:value-type="time" office:time-value="PT12H57M00S">
            <text:p>12:57:00</text:p>
          </table:table-cell>
          <table:table-cell office:value-type="string">
            <text:p> </text:p>
          </table:table-cell>
          <table:table-cell office:value-type="time" office:time-value="PT13H18M00S">
            <text:p>13:18:00</text:p>
          </table:table-cell>
          <table:table-cell office:value-type="time" office:time-value="PT13H25M00S">
            <text:p>13:25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9H41M00S">
            <text:p>09:41:00</text:p>
          </table:table-cell>
          <table:table-cell office:value-type="time" office:time-value="PT09H52M00S">
            <text:p>09:52:00</text:p>
          </table:table-cell>
          <table:table-cell office:value-type="string">
            <text:p> </text:p>
          </table:table-cell>
          <table:table-cell office:value-type="time" office:time-value="PT10H21M00S">
            <text:p>10:21:00</text:p>
          </table:table-cell>
          <table:table-cell office:value-type="time" office:time-value="PT10H33M00S">
            <text:p>10:33:00</text:p>
          </table:table-cell>
          <table:table-cell office:value-type="time" office:time-value="PT10H45M00S">
            <text:p>10:45:00</text:p>
          </table:table-cell>
          <table:table-cell office:value-type="time" office:time-value="PT10H54M00S">
            <text:p>10:54:00</text:p>
          </table:table-cell>
          <table:table-cell office:value-type="string">
            <text:p> </text:p>
          </table:table-cell>
          <table:table-cell office:value-type="time" office:time-value="PT11H16M00S">
            <text:p>11:16:00</text:p>
          </table:table-cell>
          <table:table-cell office:value-type="time" office:time-value="PT11H23M00S">
            <text:p>11:23:00</text:p>
          </table:table-cell>
          <table:table-cell table:number-columns-repeated="2"/>
          <table:table-cell office:value-type="time" office:time-value="PT12H04M00S">
            <text:p>12:04:00</text:p>
          </table:table-cell>
          <table:table-cell office:value-type="time" office:time-value="PT12H15M00S">
            <text:p>12:15:00</text:p>
          </table:table-cell>
          <table:table-cell office:value-type="string">
            <text:p>por PARACAO</text:p>
          </table:table-cell>
          <table:table-cell office:value-type="time" office:time-value="PT12H42M00S">
            <text:p>12:42:00</text:p>
          </table:table-cell>
          <table:table-cell office:value-type="time" office:time-value="PT12H53M00S">
            <text:p>12:53:00</text:p>
          </table:table-cell>
          <table:table-cell office:value-type="time" office:time-value="PT13H05M00S">
            <text:p>13:05:00</text:p>
          </table:table-cell>
          <table:table-cell office:value-type="time" office:time-value="PT13H13M00S">
            <text:p>13:13:00</text:p>
          </table:table-cell>
          <table:table-cell office:value-type="string">
            <text:p>por PARACAO</text:p>
          </table:table-cell>
          <table:table-cell office:value-type="time" office:time-value="PT13H34M00S">
            <text:p>13:34:00</text:p>
          </table:table-cell>
          <table:table-cell office:value-type="time" office:time-value="PT13H41M00S">
            <text:p>13:41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9H53M00S">
            <text:p>09:53:00</text:p>
          </table:table-cell>
          <table:table-cell office:value-type="time" office:time-value="PT10H04M00S">
            <text:p>10:04:00</text:p>
          </table:table-cell>
          <table:table-cell office:value-type="string">
            <text:p>por PARACAO</text:p>
          </table:table-cell>
          <table:table-cell office:value-type="time" office:time-value="PT10H33M00S">
            <text:p>10:33:00</text:p>
          </table:table-cell>
          <table:table-cell office:value-type="time" office:time-value="PT10H45M00S">
            <text:p>10:45:00</text:p>
          </table:table-cell>
          <table:table-cell office:value-type="time" office:time-value="PT10H57M00S">
            <text:p>10:57:00</text:p>
          </table:table-cell>
          <table:table-cell office:value-type="time" office:time-value="PT11H06M00S">
            <text:p>11:06:00</text:p>
          </table:table-cell>
          <table:table-cell office:value-type="string">
            <text:p>por PARACAO</text:p>
          </table:table-cell>
          <table:table-cell office:value-type="time" office:time-value="PT11H28M00S">
            <text:p>11:28:00</text:p>
          </table:table-cell>
          <table:table-cell office:value-type="time" office:time-value="PT11H35M00S">
            <text:p>11:35:00</text:p>
          </table:table-cell>
          <table:table-cell table:number-columns-repeated="2"/>
          <table:table-cell office:value-type="time" office:time-value="PT12H22M00S">
            <text:p>12:22:00</text:p>
          </table:table-cell>
          <table:table-cell office:value-type="time" office:time-value="PT12H32M00S">
            <text:p>12:32:00</text:p>
          </table:table-cell>
          <table:table-cell office:value-type="string">
            <text:p> </text:p>
          </table:table-cell>
          <table:table-cell office:value-type="time" office:time-value="PT12H59M00S">
            <text:p>12:59:00</text:p>
          </table:table-cell>
          <table:table-cell office:value-type="time" office:time-value="PT13H10M00S">
            <text:p>13:10:00</text:p>
          </table:table-cell>
          <table:table-cell office:value-type="time" office:time-value="PT13H22M00S">
            <text:p>13:22:00</text:p>
          </table:table-cell>
          <table:table-cell office:value-type="time" office:time-value="PT13H30M00S">
            <text:p>13:30:00</text:p>
          </table:table-cell>
          <table:table-cell office:value-type="string">
            <text:p> </text:p>
          </table:table-cell>
          <table:table-cell office:value-type="time" office:time-value="PT13H50M00S">
            <text:p>13:50:00</text:p>
          </table:table-cell>
          <table:table-cell office:value-type="time" office:time-value="PT13H57M00S">
            <text:p>13:5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0H05M00S">
            <text:p>10:05:00</text:p>
          </table:table-cell>
          <table:table-cell office:value-type="time" office:time-value="PT10H16M00S">
            <text:p>10:16:00</text:p>
          </table:table-cell>
          <table:table-cell office:value-type="string">
            <text:p> </text:p>
          </table:table-cell>
          <table:table-cell office:value-type="time" office:time-value="PT10H45M00S">
            <text:p>10:45:00</text:p>
          </table:table-cell>
          <table:table-cell office:value-type="time" office:time-value="PT10H57M00S">
            <text:p>10:57:00</text:p>
          </table:table-cell>
          <table:table-cell office:value-type="time" office:time-value="PT11H09M00S">
            <text:p>11:09:00</text:p>
          </table:table-cell>
          <table:table-cell office:value-type="time" office:time-value="PT11H18M00S">
            <text:p>11:18:00</text:p>
          </table:table-cell>
          <table:table-cell office:value-type="string">
            <text:p> </text:p>
          </table:table-cell>
          <table:table-cell office:value-type="time" office:time-value="PT11H40M00S">
            <text:p>11:40:00</text:p>
          </table:table-cell>
          <table:table-cell office:value-type="time" office:time-value="PT11H47M00S">
            <text:p>11:47:00</text:p>
          </table:table-cell>
          <table:table-cell table:number-columns-repeated="2"/>
          <table:table-cell office:value-type="time" office:time-value="PT12H44M00S">
            <text:p>12:44:00</text:p>
          </table:table-cell>
          <table:table-cell office:value-type="time" office:time-value="PT12H54M00S">
            <text:p>12:54:00</text:p>
          </table:table-cell>
          <table:table-cell office:value-type="string">
            <text:p>por PARACAO</text:p>
          </table:table-cell>
          <table:table-cell office:value-type="time" office:time-value="PT13H21M00S">
            <text:p>13:21:00</text:p>
          </table:table-cell>
          <table:table-cell office:value-type="time" office:time-value="PT13H32M00S">
            <text:p>13:32:00</text:p>
          </table:table-cell>
          <table:table-cell office:value-type="time" office:time-value="PT13H44M00S">
            <text:p>13:44:00</text:p>
          </table:table-cell>
          <table:table-cell office:value-type="time" office:time-value="PT13H52M00S">
            <text:p>13:52:00</text:p>
          </table:table-cell>
          <table:table-cell office:value-type="string">
            <text:p>por PARACAO</text:p>
          </table:table-cell>
          <table:table-cell office:value-type="time" office:time-value="PT14H12M00S">
            <text:p>14:12:00</text:p>
          </table:table-cell>
          <table:table-cell office:value-type="time" office:time-value="PT14H19M00S">
            <text:p>14:19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0H17M00S">
            <text:p>10:17:00</text:p>
          </table:table-cell>
          <table:table-cell office:value-type="time" office:time-value="PT10H28M00S">
            <text:p>10:28:00</text:p>
          </table:table-cell>
          <table:table-cell office:value-type="string">
            <text:p>por PARACAO</text:p>
          </table:table-cell>
          <table:table-cell office:value-type="time" office:time-value="PT10H57M00S">
            <text:p>10:57:00</text:p>
          </table:table-cell>
          <table:table-cell office:value-type="time" office:time-value="PT11H09M00S">
            <text:p>11:09:00</text:p>
          </table:table-cell>
          <table:table-cell office:value-type="time" office:time-value="PT11H21M00S">
            <text:p>11:21:00</text:p>
          </table:table-cell>
          <table:table-cell office:value-type="time" office:time-value="PT11H30M00S">
            <text:p>11:30:00</text:p>
          </table:table-cell>
          <table:table-cell office:value-type="string">
            <text:p>por PARACAO</text:p>
          </table:table-cell>
          <table:table-cell office:value-type="time" office:time-value="PT11H52M00S">
            <text:p>11:52:00</text:p>
          </table:table-cell>
          <table:table-cell office:value-type="time" office:time-value="PT11H59M00S">
            <text:p>11:59:00</text:p>
          </table:table-cell>
          <table:table-cell table:number-columns-repeated="2"/>
          <table:table-cell office:value-type="time" office:time-value="PT13H06M00S">
            <text:p>13:06:00</text:p>
          </table:table-cell>
          <table:table-cell office:value-type="time" office:time-value="PT13H16M00S">
            <text:p>13:16:00</text:p>
          </table:table-cell>
          <table:table-cell office:value-type="string">
            <text:p> </text:p>
          </table:table-cell>
          <table:table-cell office:value-type="time" office:time-value="PT13H43M00S">
            <text:p>13:43:00</text:p>
          </table:table-cell>
          <table:table-cell office:value-type="time" office:time-value="PT13H54M00S">
            <text:p>13:54:00</text:p>
          </table:table-cell>
          <table:table-cell office:value-type="time" office:time-value="PT14H06M00S">
            <text:p>14:06:00</text:p>
          </table:table-cell>
          <table:table-cell office:value-type="time" office:time-value="PT14H14M00S">
            <text:p>14:14:00</text:p>
          </table:table-cell>
          <table:table-cell office:value-type="string">
            <text:p> </text:p>
          </table:table-cell>
          <table:table-cell office:value-type="time" office:time-value="PT14H34M00S">
            <text:p>14:34:00</text:p>
          </table:table-cell>
          <table:table-cell office:value-type="time" office:time-value="PT14H41M00S">
            <text:p>14:41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0H29M00S">
            <text:p>10:29:00</text:p>
          </table:table-cell>
          <table:table-cell office:value-type="time" office:time-value="PT10H40M00S">
            <text:p>10:40:00</text:p>
          </table:table-cell>
          <table:table-cell office:value-type="string">
            <text:p> </text:p>
          </table:table-cell>
          <table:table-cell office:value-type="time" office:time-value="PT11H09M00S">
            <text:p>11:09:00</text:p>
          </table:table-cell>
          <table:table-cell office:value-type="time" office:time-value="PT11H21M00S">
            <text:p>11:21:00</text:p>
          </table:table-cell>
          <table:table-cell office:value-type="time" office:time-value="PT11H33M00S">
            <text:p>11:33:00</text:p>
          </table:table-cell>
          <table:table-cell office:value-type="time" office:time-value="PT11H42M00S">
            <text:p>11:42:00</text:p>
          </table:table-cell>
          <table:table-cell office:value-type="string">
            <text:p> </text:p>
          </table:table-cell>
          <table:table-cell office:value-type="time" office:time-value="PT12H04M00S">
            <text:p>12:04:00</text:p>
          </table:table-cell>
          <table:table-cell office:value-type="time" office:time-value="PT12H11M00S">
            <text:p>12:11:00</text:p>
          </table:table-cell>
          <table:table-cell table:number-columns-repeated="2"/>
          <table:table-cell office:value-type="time" office:time-value="PT13H28M00S">
            <text:p>13:28:00</text:p>
          </table:table-cell>
          <table:table-cell office:value-type="time" office:time-value="PT13H38M00S">
            <text:p>13:38:00</text:p>
          </table:table-cell>
          <table:table-cell office:value-type="string">
            <text:p>por PARACAO</text:p>
          </table:table-cell>
          <table:table-cell office:value-type="time" office:time-value="PT14H05M00S">
            <text:p>14:05:00</text:p>
          </table:table-cell>
          <table:table-cell office:value-type="time" office:time-value="PT14H16M00S">
            <text:p>14:16:00</text:p>
          </table:table-cell>
          <table:table-cell office:value-type="time" office:time-value="PT14H28M00S">
            <text:p>14:28:00</text:p>
          </table:table-cell>
          <table:table-cell office:value-type="time" office:time-value="PT14H36M00S">
            <text:p>14:36:00</text:p>
          </table:table-cell>
          <table:table-cell office:value-type="string">
            <text:p>por PARACAO</text:p>
          </table:table-cell>
          <table:table-cell office:value-type="time" office:time-value="PT14H56M00S">
            <text:p>14:56:00</text:p>
          </table:table-cell>
          <table:table-cell office:value-type="time" office:time-value="PT15H03M00S">
            <text:p>15:03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0H40M00S">
            <text:p>10:40:00</text:p>
          </table:table-cell>
          <table:table-cell office:value-type="time" office:time-value="PT10H51M00S">
            <text:p>10:51:00</text:p>
          </table:table-cell>
          <table:table-cell office:value-type="string">
            <text:p>por PARACAO</text:p>
          </table:table-cell>
          <table:table-cell office:value-type="time" office:time-value="PT11H20M00S">
            <text:p>11:20:00</text:p>
          </table:table-cell>
          <table:table-cell office:value-type="time" office:time-value="PT11H32M00S">
            <text:p>11:32:00</text:p>
          </table:table-cell>
          <table:table-cell office:value-type="time" office:time-value="PT11H44M00S">
            <text:p>11:44:00</text:p>
          </table:table-cell>
          <table:table-cell office:value-type="time" office:time-value="PT11H53M00S">
            <text:p>11:53:00</text:p>
          </table:table-cell>
          <table:table-cell office:value-type="string">
            <text:p>por PARACAO</text:p>
          </table:table-cell>
          <table:table-cell office:value-type="time" office:time-value="PT12H15M00S">
            <text:p>12:15:00</text:p>
          </table:table-cell>
          <table:table-cell office:value-type="time" office:time-value="PT12H22M00S">
            <text:p>12:22:00</text:p>
          </table:table-cell>
          <table:table-cell table:number-columns-repeated="2"/>
          <table:table-cell office:value-type="time" office:time-value="PT13H50M00S">
            <text:p>13:50:00</text:p>
          </table:table-cell>
          <table:table-cell office:value-type="time" office:time-value="PT14H00M00S">
            <text:p>14:00:00</text:p>
          </table:table-cell>
          <table:table-cell office:value-type="string">
            <text:p> </text:p>
          </table:table-cell>
          <table:table-cell office:value-type="time" office:time-value="PT14H27M00S">
            <text:p>14:27:00</text:p>
          </table:table-cell>
          <table:table-cell office:value-type="time" office:time-value="PT14H38M00S">
            <text:p>14:38:00</text:p>
          </table:table-cell>
          <table:table-cell office:value-type="time" office:time-value="PT14H50M00S">
            <text:p>14:50:00</text:p>
          </table:table-cell>
          <table:table-cell office:value-type="time" office:time-value="PT14H58M00S">
            <text:p>14:58:00</text:p>
          </table:table-cell>
          <table:table-cell office:value-type="string">
            <text:p> </text:p>
          </table:table-cell>
          <table:table-cell office:value-type="time" office:time-value="PT15H18M00S">
            <text:p>15:18:00</text:p>
          </table:table-cell>
          <table:table-cell office:value-type="time" office:time-value="PT15H25M00S">
            <text:p>15:25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0H52M00S">
            <text:p>10:52:00</text:p>
          </table:table-cell>
          <table:table-cell office:value-type="time" office:time-value="PT11H03M00S">
            <text:p>11:03:00</text:p>
          </table:table-cell>
          <table:table-cell office:value-type="string">
            <text:p> </text:p>
          </table:table-cell>
          <table:table-cell office:value-type="time" office:time-value="PT11H32M00S">
            <text:p>11:32:00</text:p>
          </table:table-cell>
          <table:table-cell office:value-type="time" office:time-value="PT11H44M00S">
            <text:p>11:44:00</text:p>
          </table:table-cell>
          <table:table-cell office:value-type="time" office:time-value="PT11H56M00S">
            <text:p>11:56:00</text:p>
          </table:table-cell>
          <table:table-cell office:value-type="time" office:time-value="PT12H05M00S">
            <text:p>12:05:00</text:p>
          </table:table-cell>
          <table:table-cell office:value-type="string">
            <text:p> </text:p>
          </table:table-cell>
          <table:table-cell office:value-type="time" office:time-value="PT12H27M00S">
            <text:p>12:27:00</text:p>
          </table:table-cell>
          <table:table-cell office:value-type="time" office:time-value="PT12H34M00S">
            <text:p>12:34:00</text:p>
          </table:table-cell>
          <table:table-cell table:number-columns-repeated="2"/>
          <table:table-cell office:value-type="time" office:time-value="PT14H12M00S">
            <text:p>14:12:00</text:p>
          </table:table-cell>
          <table:table-cell office:value-type="time" office:time-value="PT14H22M00S">
            <text:p>14:22:00</text:p>
          </table:table-cell>
          <table:table-cell office:value-type="string">
            <text:p>por PARACAO</text:p>
          </table:table-cell>
          <table:table-cell office:value-type="time" office:time-value="PT14H49M00S">
            <text:p>14:49:00</text:p>
          </table:table-cell>
          <table:table-cell office:value-type="time" office:time-value="PT15H00M00S">
            <text:p>15:00:00</text:p>
          </table:table-cell>
          <table:table-cell office:value-type="time" office:time-value="PT15H12M00S">
            <text:p>15:12:00</text:p>
          </table:table-cell>
          <table:table-cell office:value-type="time" office:time-value="PT15H20M00S">
            <text:p>15:20:00</text:p>
          </table:table-cell>
          <table:table-cell office:value-type="string">
            <text:p>por PARACAO</text:p>
          </table:table-cell>
          <table:table-cell office:value-type="time" office:time-value="PT15H40M00S">
            <text:p>15:40:00</text:p>
          </table:table-cell>
          <table:table-cell office:value-type="time" office:time-value="PT15H47M00S">
            <text:p>15:4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1H04M00S">
            <text:p>11:04:00</text:p>
          </table:table-cell>
          <table:table-cell office:value-type="time" office:time-value="PT11H15M00S">
            <text:p>11:15:00</text:p>
          </table:table-cell>
          <table:table-cell office:value-type="string">
            <text:p>por PARACAO</text:p>
          </table:table-cell>
          <table:table-cell office:value-type="time" office:time-value="PT11H44M00S">
            <text:p>11:44:00</text:p>
          </table:table-cell>
          <table:table-cell office:value-type="time" office:time-value="PT11H56M00S">
            <text:p>11:56:00</text:p>
          </table:table-cell>
          <table:table-cell office:value-type="time" office:time-value="PT12H08M00S">
            <text:p>12:08:00</text:p>
          </table:table-cell>
          <table:table-cell office:value-type="time" office:time-value="PT12H17M00S">
            <text:p>12:17:00</text:p>
          </table:table-cell>
          <table:table-cell office:value-type="string">
            <text:p>por PARACAO</text:p>
          </table:table-cell>
          <table:table-cell office:value-type="time" office:time-value="PT12H39M00S">
            <text:p>12:39:00</text:p>
          </table:table-cell>
          <table:table-cell office:value-type="time" office:time-value="PT12H46M00S">
            <text:p>12:46:00</text:p>
          </table:table-cell>
          <table:table-cell table:number-columns-repeated="2"/>
          <table:table-cell office:value-type="time" office:time-value="PT14H34M00S">
            <text:p>14:34:00</text:p>
          </table:table-cell>
          <table:table-cell office:value-type="time" office:time-value="PT14H44M00S">
            <text:p>14:44:00</text:p>
          </table:table-cell>
          <table:table-cell office:value-type="string">
            <text:p> </text:p>
          </table:table-cell>
          <table:table-cell office:value-type="time" office:time-value="PT15H11M00S">
            <text:p>15:11:00</text:p>
          </table:table-cell>
          <table:table-cell office:value-type="time" office:time-value="PT15H22M00S">
            <text:p>15:22:00</text:p>
          </table:table-cell>
          <table:table-cell office:value-type="time" office:time-value="PT15H34M00S">
            <text:p>15:34:00</text:p>
          </table:table-cell>
          <table:table-cell office:value-type="time" office:time-value="PT15H42M00S">
            <text:p>15:42:00</text:p>
          </table:table-cell>
          <table:table-cell office:value-type="string">
            <text:p> </text:p>
          </table:table-cell>
          <table:table-cell office:value-type="time" office:time-value="PT16H02M00S">
            <text:p>16:02:00</text:p>
          </table:table-cell>
          <table:table-cell office:value-type="time" office:time-value="PT16H09M00S">
            <text:p>16:09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1H16M00S">
            <text:p>11:16:00</text:p>
          </table:table-cell>
          <table:table-cell office:value-type="time" office:time-value="PT11H27M00S">
            <text:p>11:27:00</text:p>
          </table:table-cell>
          <table:table-cell office:value-type="string">
            <text:p> </text:p>
          </table:table-cell>
          <table:table-cell office:value-type="time" office:time-value="PT11H56M00S">
            <text:p>11:56:00</text:p>
          </table:table-cell>
          <table:table-cell office:value-type="time" office:time-value="PT12H08M00S">
            <text:p>12:08:00</text:p>
          </table:table-cell>
          <table:table-cell office:value-type="time" office:time-value="PT12H20M00S">
            <text:p>12:20:00</text:p>
          </table:table-cell>
          <table:table-cell office:value-type="time" office:time-value="PT12H29M00S">
            <text:p>12:29:00</text:p>
          </table:table-cell>
          <table:table-cell office:value-type="string">
            <text:p> </text:p>
          </table:table-cell>
          <table:table-cell office:value-type="time" office:time-value="PT12H51M00S">
            <text:p>12:51:00</text:p>
          </table:table-cell>
          <table:table-cell office:value-type="time" office:time-value="PT12H58M00S">
            <text:p>12:58:00</text:p>
          </table:table-cell>
          <table:table-cell table:number-columns-repeated="2"/>
          <table:table-cell office:value-type="time" office:time-value="PT14H56M00S">
            <text:p>14:56:00</text:p>
          </table:table-cell>
          <table:table-cell office:value-type="time" office:time-value="PT15H06M00S">
            <text:p>15:06:00</text:p>
          </table:table-cell>
          <table:table-cell office:value-type="string">
            <text:p>por PARACAO</text:p>
          </table:table-cell>
          <table:table-cell office:value-type="time" office:time-value="PT15H33M00S">
            <text:p>15:33:00</text:p>
          </table:table-cell>
          <table:table-cell office:value-type="time" office:time-value="PT15H44M00S">
            <text:p>15:44:00</text:p>
          </table:table-cell>
          <table:table-cell office:value-type="time" office:time-value="PT15H56M00S">
            <text:p>15:56:00</text:p>
          </table:table-cell>
          <table:table-cell office:value-type="time" office:time-value="PT16H04M00S">
            <text:p>16:04:00</text:p>
          </table:table-cell>
          <table:table-cell office:value-type="string">
            <text:p>por PARACAO</text:p>
          </table:table-cell>
          <table:table-cell office:value-type="time" office:time-value="PT16H24M00S">
            <text:p>16:24:00</text:p>
          </table:table-cell>
          <table:table-cell office:value-type="time" office:time-value="PT16H31M00S">
            <text:p>16:31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1H28M00S">
            <text:p>11:28:00</text:p>
          </table:table-cell>
          <table:table-cell office:value-type="time" office:time-value="PT11H39M00S">
            <text:p>11:39:00</text:p>
          </table:table-cell>
          <table:table-cell office:value-type="string">
            <text:p>por PARACAO</text:p>
          </table:table-cell>
          <table:table-cell office:value-type="time" office:time-value="PT12H08M00S">
            <text:p>12:08:00</text:p>
          </table:table-cell>
          <table:table-cell office:value-type="time" office:time-value="PT12H20M00S">
            <text:p>12:20:00</text:p>
          </table:table-cell>
          <table:table-cell office:value-type="time" office:time-value="PT12H32M00S">
            <text:p>12:32:00</text:p>
          </table:table-cell>
          <table:table-cell office:value-type="time" office:time-value="PT12H41M00S">
            <text:p>12:41:00</text:p>
          </table:table-cell>
          <table:table-cell office:value-type="string">
            <text:p>por PARACAO</text:p>
          </table:table-cell>
          <table:table-cell office:value-type="time" office:time-value="PT13H03M00S">
            <text:p>13:03:00</text:p>
          </table:table-cell>
          <table:table-cell office:value-type="time" office:time-value="PT13H10M00S">
            <text:p>13:10:00</text:p>
          </table:table-cell>
          <table:table-cell table:number-columns-repeated="2"/>
          <table:table-cell office:value-type="time" office:time-value="PT15H18M00S">
            <text:p>15:18:00</text:p>
          </table:table-cell>
          <table:table-cell office:value-type="time" office:time-value="PT15H28M00S">
            <text:p>15:28:00</text:p>
          </table:table-cell>
          <table:table-cell office:value-type="string">
            <text:p> </text:p>
          </table:table-cell>
          <table:table-cell office:value-type="time" office:time-value="PT15H55M00S">
            <text:p>15:55:00</text:p>
          </table:table-cell>
          <table:table-cell office:value-type="time" office:time-value="PT16H06M00S">
            <text:p>16:06:00</text:p>
          </table:table-cell>
          <table:table-cell office:value-type="time" office:time-value="PT16H18M00S">
            <text:p>16:18:00</text:p>
          </table:table-cell>
          <table:table-cell office:value-type="time" office:time-value="PT16H26M00S">
            <text:p>16:26:00</text:p>
          </table:table-cell>
          <table:table-cell office:value-type="string">
            <text:p> </text:p>
          </table:table-cell>
          <table:table-cell office:value-type="time" office:time-value="PT16H46M00S">
            <text:p>16:46:00</text:p>
          </table:table-cell>
          <table:table-cell office:value-type="time" office:time-value="PT16H53M00S">
            <text:p>16:53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1H39M00S">
            <text:p>11:39:00</text:p>
          </table:table-cell>
          <table:table-cell office:value-type="time" office:time-value="PT11H50M00S">
            <text:p>11:50:00</text:p>
          </table:table-cell>
          <table:table-cell office:value-type="string">
            <text:p> </text:p>
          </table:table-cell>
          <table:table-cell office:value-type="time" office:time-value="PT12H19M00S">
            <text:p>12:19:00</text:p>
          </table:table-cell>
          <table:table-cell office:value-type="time" office:time-value="PT12H31M00S">
            <text:p>12:31:00</text:p>
          </table:table-cell>
          <table:table-cell office:value-type="time" office:time-value="PT12H43M00S">
            <text:p>12:43:00</text:p>
          </table:table-cell>
          <table:table-cell office:value-type="time" office:time-value="PT12H52M00S">
            <text:p>12:52:00</text:p>
          </table:table-cell>
          <table:table-cell office:value-type="string">
            <text:p> </text:p>
          </table:table-cell>
          <table:table-cell office:value-type="time" office:time-value="PT13H14M00S">
            <text:p>13:14:00</text:p>
          </table:table-cell>
          <table:table-cell office:value-type="time" office:time-value="PT13H21M00S">
            <text:p>13:21:00</text:p>
          </table:table-cell>
          <table:table-cell table:number-columns-repeated="2"/>
          <table:table-cell office:value-type="time" office:time-value="PT15H40M00S">
            <text:p>15:40:00</text:p>
          </table:table-cell>
          <table:table-cell office:value-type="time" office:time-value="PT15H50M00S">
            <text:p>15:50:00</text:p>
          </table:table-cell>
          <table:table-cell office:value-type="string">
            <text:p>por PARACAO</text:p>
          </table:table-cell>
          <table:table-cell office:value-type="time" office:time-value="PT16H17M00S">
            <text:p>16:17:00</text:p>
          </table:table-cell>
          <table:table-cell office:value-type="time" office:time-value="PT16H28M00S">
            <text:p>16:28:00</text:p>
          </table:table-cell>
          <table:table-cell office:value-type="time" office:time-value="PT16H40M00S">
            <text:p>16:40:00</text:p>
          </table:table-cell>
          <table:table-cell office:value-type="time" office:time-value="PT16H48M00S">
            <text:p>16:48:00</text:p>
          </table:table-cell>
          <table:table-cell office:value-type="string">
            <text:p>por PARACAO</text:p>
          </table:table-cell>
          <table:table-cell office:value-type="time" office:time-value="PT17H08M00S">
            <text:p>17:08:00</text:p>
          </table:table-cell>
          <table:table-cell office:value-type="time" office:time-value="PT17H15M00S">
            <text:p>17:15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1H51M00S">
            <text:p>11:51:00</text:p>
          </table:table-cell>
          <table:table-cell office:value-type="time" office:time-value="PT12H02M00S">
            <text:p>12:02:00</text:p>
          </table:table-cell>
          <table:table-cell office:value-type="string">
            <text:p>por PARACAO</text:p>
          </table:table-cell>
          <table:table-cell office:value-type="time" office:time-value="PT12H31M00S">
            <text:p>12:31:00</text:p>
          </table:table-cell>
          <table:table-cell office:value-type="time" office:time-value="PT12H43M00S">
            <text:p>12:43:00</text:p>
          </table:table-cell>
          <table:table-cell office:value-type="time" office:time-value="PT12H55M00S">
            <text:p>12:55:00</text:p>
          </table:table-cell>
          <table:table-cell office:value-type="time" office:time-value="PT13H04M00S">
            <text:p>13:04:00</text:p>
          </table:table-cell>
          <table:table-cell office:value-type="string">
            <text:p>por PARACAO</text:p>
          </table:table-cell>
          <table:table-cell office:value-type="time" office:time-value="PT13H26M00S">
            <text:p>13:26:00</text:p>
          </table:table-cell>
          <table:table-cell office:value-type="time" office:time-value="PT13H33M00S">
            <text:p>13:33:00</text:p>
          </table:table-cell>
          <table:table-cell table:number-columns-repeated="2"/>
          <table:table-cell office:value-type="time" office:time-value="PT16H02M00S">
            <text:p>16:02:00</text:p>
          </table:table-cell>
          <table:table-cell office:value-type="time" office:time-value="PT16H12M00S">
            <text:p>16:12:00</text:p>
          </table:table-cell>
          <table:table-cell office:value-type="string">
            <text:p> </text:p>
          </table:table-cell>
          <table:table-cell office:value-type="time" office:time-value="PT16H39M00S">
            <text:p>16:39:00</text:p>
          </table:table-cell>
          <table:table-cell office:value-type="time" office:time-value="PT16H50M00S">
            <text:p>16:50:00</text:p>
          </table:table-cell>
          <table:table-cell office:value-type="time" office:time-value="PT17H02M00S">
            <text:p>17:02:00</text:p>
          </table:table-cell>
          <table:table-cell office:value-type="time" office:time-value="PT17H10M00S">
            <text:p>17:10:00</text:p>
          </table:table-cell>
          <table:table-cell office:value-type="string">
            <text:p> </text:p>
          </table:table-cell>
          <table:table-cell office:value-type="time" office:time-value="PT17H30M00S">
            <text:p>17:30:00</text:p>
          </table:table-cell>
          <table:table-cell office:value-type="time" office:time-value="PT17H37M00S">
            <text:p>17:3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2H03M00S">
            <text:p>12:03:00</text:p>
          </table:table-cell>
          <table:table-cell office:value-type="time" office:time-value="PT12H14M00S">
            <text:p>12:14:00</text:p>
          </table:table-cell>
          <table:table-cell office:value-type="string">
            <text:p> </text:p>
          </table:table-cell>
          <table:table-cell office:value-type="time" office:time-value="PT12H43M00S">
            <text:p>12:43:00</text:p>
          </table:table-cell>
          <table:table-cell office:value-type="time" office:time-value="PT12H55M00S">
            <text:p>12:55:00</text:p>
          </table:table-cell>
          <table:table-cell office:value-type="time" office:time-value="PT13H07M00S">
            <text:p>13:07:00</text:p>
          </table:table-cell>
          <table:table-cell office:value-type="time" office:time-value="PT13H16M00S">
            <text:p>13:16:00</text:p>
          </table:table-cell>
          <table:table-cell office:value-type="string">
            <text:p> </text:p>
          </table:table-cell>
          <table:table-cell office:value-type="time" office:time-value="PT13H38M00S">
            <text:p>13:38:00</text:p>
          </table:table-cell>
          <table:table-cell office:value-type="time" office:time-value="PT13H45M00S">
            <text:p>13:45:00</text:p>
          </table:table-cell>
          <table:table-cell table:number-columns-repeated="2"/>
          <table:table-cell office:value-type="time" office:time-value="PT16H24M00S">
            <text:p>16:24:00</text:p>
          </table:table-cell>
          <table:table-cell office:value-type="time" office:time-value="PT16H34M00S">
            <text:p>16:34:00</text:p>
          </table:table-cell>
          <table:table-cell office:value-type="string">
            <text:p>por PARACAO</text:p>
          </table:table-cell>
          <table:table-cell office:value-type="time" office:time-value="PT17H01M00S">
            <text:p>17:01:00</text:p>
          </table:table-cell>
          <table:table-cell office:value-type="time" office:time-value="PT17H12M00S">
            <text:p>17:12:00</text:p>
          </table:table-cell>
          <table:table-cell office:value-type="time" office:time-value="PT17H24M00S">
            <text:p>17:24:00</text:p>
          </table:table-cell>
          <table:table-cell office:value-type="time" office:time-value="PT17H32M00S">
            <text:p>17:32:00</text:p>
          </table:table-cell>
          <table:table-cell office:value-type="string">
            <text:p>por PARACAO</text:p>
          </table:table-cell>
          <table:table-cell office:value-type="time" office:time-value="PT17H52M00S">
            <text:p>17:52:00</text:p>
          </table:table-cell>
          <table:table-cell office:value-type="time" office:time-value="PT17H59M00S">
            <text:p>17:59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2H15M00S">
            <text:p>12:15:00</text:p>
          </table:table-cell>
          <table:table-cell office:value-type="time" office:time-value="PT12H26M00S">
            <text:p>12:26:00</text:p>
          </table:table-cell>
          <table:table-cell office:value-type="string">
            <text:p>por PARACAO</text:p>
          </table:table-cell>
          <table:table-cell office:value-type="time" office:time-value="PT12H55M00S">
            <text:p>12:55:00</text:p>
          </table:table-cell>
          <table:table-cell office:value-type="time" office:time-value="PT13H07M00S">
            <text:p>13:07:00</text:p>
          </table:table-cell>
          <table:table-cell office:value-type="time" office:time-value="PT13H19M00S">
            <text:p>13:19:00</text:p>
          </table:table-cell>
          <table:table-cell office:value-type="time" office:time-value="PT13H28M00S">
            <text:p>13:28:00</text:p>
          </table:table-cell>
          <table:table-cell office:value-type="string">
            <text:p>por PARACAO</text:p>
          </table:table-cell>
          <table:table-cell office:value-type="time" office:time-value="PT13H50M00S">
            <text:p>13:50:00</text:p>
          </table:table-cell>
          <table:table-cell office:value-type="time" office:time-value="PT13H57M00S">
            <text:p>13:57:00</text:p>
          </table:table-cell>
          <table:table-cell table:number-columns-repeated="2"/>
          <table:table-cell office:value-type="time" office:time-value="PT16H42M00S">
            <text:p>16:42:00</text:p>
          </table:table-cell>
          <table:table-cell office:value-type="time" office:time-value="PT16H53M00S">
            <text:p>16:53:00</text:p>
          </table:table-cell>
          <table:table-cell office:value-type="string">
            <text:p> </text:p>
          </table:table-cell>
          <table:table-cell office:value-type="time" office:time-value="PT17H20M00S">
            <text:p>17:20:00</text:p>
          </table:table-cell>
          <table:table-cell office:value-type="time" office:time-value="PT17H31M00S">
            <text:p>17:31:00</text:p>
          </table:table-cell>
          <table:table-cell office:value-type="time" office:time-value="PT17H43M00S">
            <text:p>17:43:00</text:p>
          </table:table-cell>
          <table:table-cell office:value-type="time" office:time-value="PT17H51M00S">
            <text:p>17:51:00</text:p>
          </table:table-cell>
          <table:table-cell office:value-type="string">
            <text:p> </text:p>
          </table:table-cell>
          <table:table-cell office:value-type="time" office:time-value="PT18H12M00S">
            <text:p>18:12:00</text:p>
          </table:table-cell>
          <table:table-cell office:value-type="time" office:time-value="PT18H19M00S">
            <text:p>18:19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2H27M00S">
            <text:p>12:27:00</text:p>
          </table:table-cell>
          <table:table-cell office:value-type="time" office:time-value="PT12H38M00S">
            <text:p>12:38:00</text:p>
          </table:table-cell>
          <table:table-cell office:value-type="string">
            <text:p> </text:p>
          </table:table-cell>
          <table:table-cell office:value-type="time" office:time-value="PT13H07M00S">
            <text:p>13:07:00</text:p>
          </table:table-cell>
          <table:table-cell office:value-type="time" office:time-value="PT13H19M00S">
            <text:p>13:19:00</text:p>
          </table:table-cell>
          <table:table-cell office:value-type="time" office:time-value="PT13H31M00S">
            <text:p>13:31:00</text:p>
          </table:table-cell>
          <table:table-cell office:value-type="time" office:time-value="PT13H39M00S">
            <text:p>13:39:00</text:p>
          </table:table-cell>
          <table:table-cell office:value-type="string">
            <text:p> </text:p>
          </table:table-cell>
          <table:table-cell office:value-type="time" office:time-value="PT14H00M00S">
            <text:p>14:00:00</text:p>
          </table:table-cell>
          <table:table-cell office:value-type="time" office:time-value="PT14H07M00S">
            <text:p>14:07:00</text:p>
          </table:table-cell>
          <table:table-cell table:number-columns-repeated="2"/>
          <table:table-cell office:value-type="time" office:time-value="PT16H58M00S">
            <text:p>16:58:00</text:p>
          </table:table-cell>
          <table:table-cell office:value-type="time" office:time-value="PT17H09M00S">
            <text:p>17:09:00</text:p>
          </table:table-cell>
          <table:table-cell office:value-type="string">
            <text:p>por PARACAO</text:p>
          </table:table-cell>
          <table:table-cell office:value-type="time" office:time-value="PT17H36M00S">
            <text:p>17:36:00</text:p>
          </table:table-cell>
          <table:table-cell office:value-type="time" office:time-value="PT17H47M00S">
            <text:p>17:47:00</text:p>
          </table:table-cell>
          <table:table-cell office:value-type="time" office:time-value="PT17H59M00S">
            <text:p>17:59:00</text:p>
          </table:table-cell>
          <table:table-cell office:value-type="time" office:time-value="PT18H07M00S">
            <text:p>18:07:00</text:p>
          </table:table-cell>
          <table:table-cell office:value-type="string">
            <text:p>por PARACAO</text:p>
          </table:table-cell>
          <table:table-cell office:value-type="time" office:time-value="PT18H28M00S">
            <text:p>18:28:00</text:p>
          </table:table-cell>
          <table:table-cell office:value-type="time" office:time-value="PT18H35M00S">
            <text:p>18:35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2H38M00S">
            <text:p>12:38:00</text:p>
          </table:table-cell>
          <table:table-cell office:value-type="time" office:time-value="PT12H48M00S">
            <text:p>12:48:00</text:p>
          </table:table-cell>
          <table:table-cell office:value-type="string">
            <text:p>por PARACAO</text:p>
          </table:table-cell>
          <table:table-cell office:value-type="time" office:time-value="PT13H16M00S">
            <text:p>13:16:00</text:p>
          </table:table-cell>
          <table:table-cell office:value-type="time" office:time-value="PT13H27M00S">
            <text:p>13:27:00</text:p>
          </table:table-cell>
          <table:table-cell office:value-type="time" office:time-value="PT13H39M00S">
            <text:p>13:39:00</text:p>
          </table:table-cell>
          <table:table-cell office:value-type="time" office:time-value="PT13H47M00S">
            <text:p>13:47:00</text:p>
          </table:table-cell>
          <table:table-cell office:value-type="string">
            <text:p>por PARACAO</text:p>
          </table:table-cell>
          <table:table-cell office:value-type="time" office:time-value="PT14H08M00S">
            <text:p>14:08:00</text:p>
          </table:table-cell>
          <table:table-cell office:value-type="time" office:time-value="PT14H15M00S">
            <text:p>14:15:00</text:p>
          </table:table-cell>
          <table:table-cell table:number-columns-repeated="2"/>
          <table:table-cell office:value-type="time" office:time-value="PT17H14M00S">
            <text:p>17:14:00</text:p>
          </table:table-cell>
          <table:table-cell office:value-type="time" office:time-value="PT17H25M00S">
            <text:p>17:25:00</text:p>
          </table:table-cell>
          <table:table-cell office:value-type="string">
            <text:p> </text:p>
          </table:table-cell>
          <table:table-cell office:value-type="time" office:time-value="PT17H52M00S">
            <text:p>17:52:00</text:p>
          </table:table-cell>
          <table:table-cell office:value-type="time" office:time-value="PT18H03M00S">
            <text:p>18:03:00</text:p>
          </table:table-cell>
          <table:table-cell office:value-type="time" office:time-value="PT18H15M00S">
            <text:p>18:15:00</text:p>
          </table:table-cell>
          <table:table-cell office:value-type="time" office:time-value="PT18H23M00S">
            <text:p>18:23:00</text:p>
          </table:table-cell>
          <table:table-cell office:value-type="string">
            <text:p> </text:p>
          </table:table-cell>
          <table:table-cell office:value-type="time" office:time-value="PT18H44M00S">
            <text:p>18:44:00</text:p>
          </table:table-cell>
          <table:table-cell office:value-type="time" office:time-value="PT18H51M00S">
            <text:p>18:51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2H50M00S">
            <text:p>12:50:00</text:p>
          </table:table-cell>
          <table:table-cell office:value-type="time" office:time-value="PT13H00M00S">
            <text:p>13:00:00</text:p>
          </table:table-cell>
          <table:table-cell office:value-type="string">
            <text:p> </text:p>
          </table:table-cell>
          <table:table-cell office:value-type="time" office:time-value="PT13H28M00S">
            <text:p>13:28:00</text:p>
          </table:table-cell>
          <table:table-cell office:value-type="time" office:time-value="PT13H39M00S">
            <text:p>13:39:00</text:p>
          </table:table-cell>
          <table:table-cell office:value-type="time" office:time-value="PT13H51M00S">
            <text:p>13:51:00</text:p>
          </table:table-cell>
          <table:table-cell office:value-type="time" office:time-value="PT13H59M00S">
            <text:p>13:59:00</text:p>
          </table:table-cell>
          <table:table-cell office:value-type="string">
            <text:p> </text:p>
          </table:table-cell>
          <table:table-cell office:value-type="time" office:time-value="PT14H20M00S">
            <text:p>14:20:00</text:p>
          </table:table-cell>
          <table:table-cell office:value-type="time" office:time-value="PT14H27M00S">
            <text:p>14:27:00</text:p>
          </table:table-cell>
          <table:table-cell table:number-columns-repeated="2"/>
          <table:table-cell office:value-type="time" office:time-value="PT17H30M00S">
            <text:p>17:30:00</text:p>
          </table:table-cell>
          <table:table-cell office:value-type="time" office:time-value="PT17H41M00S">
            <text:p>17:41:00</text:p>
          </table:table-cell>
          <table:table-cell office:value-type="string">
            <text:p>por PARACAO</text:p>
          </table:table-cell>
          <table:table-cell office:value-type="time" office:time-value="PT18H08M00S">
            <text:p>18:08:00</text:p>
          </table:table-cell>
          <table:table-cell office:value-type="time" office:time-value="PT18H19M00S">
            <text:p>18:19:00</text:p>
          </table:table-cell>
          <table:table-cell office:value-type="time" office:time-value="PT18H31M00S">
            <text:p>18:31:00</text:p>
          </table:table-cell>
          <table:table-cell office:value-type="time" office:time-value="PT18H39M00S">
            <text:p>18:39:00</text:p>
          </table:table-cell>
          <table:table-cell office:value-type="string">
            <text:p>por PARACAO</text:p>
          </table:table-cell>
          <table:table-cell office:value-type="time" office:time-value="PT19H00M00S">
            <text:p>19:00:00</text:p>
          </table:table-cell>
          <table:table-cell office:value-type="time" office:time-value="PT19H07M00S">
            <text:p>19:0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3H06M00S">
            <text:p>13:06:00</text:p>
          </table:table-cell>
          <table:table-cell office:value-type="time" office:time-value="PT13H16M00S">
            <text:p>13:16:00</text:p>
          </table:table-cell>
          <table:table-cell office:value-type="string">
            <text:p>por PARACAO</text:p>
          </table:table-cell>
          <table:table-cell office:value-type="time" office:time-value="PT13H44M00S">
            <text:p>13:44:00</text:p>
          </table:table-cell>
          <table:table-cell office:value-type="time" office:time-value="PT13H55M00S">
            <text:p>13:55:00</text:p>
          </table:table-cell>
          <table:table-cell office:value-type="time" office:time-value="PT14H07M00S">
            <text:p>14:07:00</text:p>
          </table:table-cell>
          <table:table-cell office:value-type="time" office:time-value="PT14H15M00S">
            <text:p>14:15:00</text:p>
          </table:table-cell>
          <table:table-cell office:value-type="string">
            <text:p>por PARACAO</text:p>
          </table:table-cell>
          <table:table-cell office:value-type="time" office:time-value="PT14H36M00S">
            <text:p>14:36:00</text:p>
          </table:table-cell>
          <table:table-cell office:value-type="time" office:time-value="PT14H43M00S">
            <text:p>14:43:00</text:p>
          </table:table-cell>
          <table:table-cell table:number-columns-repeated="2"/>
          <table:table-cell office:value-type="time" office:time-value="PT17H46M00S">
            <text:p>17:46:00</text:p>
          </table:table-cell>
          <table:table-cell office:value-type="time" office:time-value="PT17H57M00S">
            <text:p>17:57:00</text:p>
          </table:table-cell>
          <table:table-cell office:value-type="string">
            <text:p> </text:p>
          </table:table-cell>
          <table:table-cell office:value-type="time" office:time-value="PT18H24M00S">
            <text:p>18:24:00</text:p>
          </table:table-cell>
          <table:table-cell office:value-type="time" office:time-value="PT18H35M00S">
            <text:p>18:35:00</text:p>
          </table:table-cell>
          <table:table-cell office:value-type="time" office:time-value="PT18H47M00S">
            <text:p>18:47:00</text:p>
          </table:table-cell>
          <table:table-cell office:value-type="time" office:time-value="PT18H55M00S">
            <text:p>18:55:00</text:p>
          </table:table-cell>
          <table:table-cell office:value-type="string">
            <text:p> </text:p>
          </table:table-cell>
          <table:table-cell office:value-type="time" office:time-value="PT19H16M00S">
            <text:p>19:16:00</text:p>
          </table:table-cell>
          <table:table-cell office:value-type="time" office:time-value="PT19H23M00S">
            <text:p>19:23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3H22M00S">
            <text:p>13:22:00</text:p>
          </table:table-cell>
          <table:table-cell office:value-type="time" office:time-value="PT13H32M00S">
            <text:p>13:32:00</text:p>
          </table:table-cell>
          <table:table-cell office:value-type="string">
            <text:p> </text:p>
          </table:table-cell>
          <table:table-cell office:value-type="time" office:time-value="PT14H00M00S">
            <text:p>14:00:00</text:p>
          </table:table-cell>
          <table:table-cell office:value-type="time" office:time-value="PT14H11M00S">
            <text:p>14:11:00</text:p>
          </table:table-cell>
          <table:table-cell office:value-type="time" office:time-value="PT14H23M00S">
            <text:p>14:23:00</text:p>
          </table:table-cell>
          <table:table-cell office:value-type="time" office:time-value="PT14H31M00S">
            <text:p>14:31:00</text:p>
          </table:table-cell>
          <table:table-cell office:value-type="string">
            <text:p> </text:p>
          </table:table-cell>
          <table:table-cell office:value-type="time" office:time-value="PT14H52M00S">
            <text:p>14:52:00</text:p>
          </table:table-cell>
          <table:table-cell office:value-type="time" office:time-value="PT14H59M00S">
            <text:p>14:59:00</text:p>
          </table:table-cell>
          <table:table-cell table:number-columns-repeated="2"/>
          <table:table-cell office:value-type="time" office:time-value="PT18H02M00S">
            <text:p>18:02:00</text:p>
          </table:table-cell>
          <table:table-cell office:value-type="time" office:time-value="PT18H13M00S">
            <text:p>18:13:00</text:p>
          </table:table-cell>
          <table:table-cell office:value-type="string">
            <text:p>por PARACAO</text:p>
          </table:table-cell>
          <table:table-cell office:value-type="time" office:time-value="PT18H40M00S">
            <text:p>18:40:00</text:p>
          </table:table-cell>
          <table:table-cell office:value-type="time" office:time-value="PT18H51M00S">
            <text:p>18:51:00</text:p>
          </table:table-cell>
          <table:table-cell office:value-type="time" office:time-value="PT19H03M00S">
            <text:p>19:03:00</text:p>
          </table:table-cell>
          <table:table-cell office:value-type="time" office:time-value="PT19H11M00S">
            <text:p>19:11:00</text:p>
          </table:table-cell>
          <table:table-cell office:value-type="string">
            <text:p>por PARACAO</text:p>
          </table:table-cell>
          <table:table-cell office:value-type="time" office:time-value="PT19H32M00S">
            <text:p>19:32:00</text:p>
          </table:table-cell>
          <table:table-cell office:value-type="time" office:time-value="PT19H39M00S">
            <text:p>19:39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3H38M00S">
            <text:p>13:38:00</text:p>
          </table:table-cell>
          <table:table-cell office:value-type="time" office:time-value="PT13H48M00S">
            <text:p>13:48:00</text:p>
          </table:table-cell>
          <table:table-cell office:value-type="string">
            <text:p>por PARACAO</text:p>
          </table:table-cell>
          <table:table-cell office:value-type="time" office:time-value="PT14H16M00S">
            <text:p>14:16:00</text:p>
          </table:table-cell>
          <table:table-cell office:value-type="time" office:time-value="PT14H27M00S">
            <text:p>14:27:00</text:p>
          </table:table-cell>
          <table:table-cell office:value-type="time" office:time-value="PT14H39M00S">
            <text:p>14:39:00</text:p>
          </table:table-cell>
          <table:table-cell office:value-type="time" office:time-value="PT14H47M00S">
            <text:p>14:47:00</text:p>
          </table:table-cell>
          <table:table-cell office:value-type="string">
            <text:p>por PARACAO</text:p>
          </table:table-cell>
          <table:table-cell office:value-type="time" office:time-value="PT15H08M00S">
            <text:p>15:08:00</text:p>
          </table:table-cell>
          <table:table-cell office:value-type="time" office:time-value="PT15H15M00S">
            <text:p>15:15:00</text:p>
          </table:table-cell>
          <table:table-cell table:number-columns-repeated="2"/>
          <table:table-cell office:value-type="time" office:time-value="PT18H18M00S">
            <text:p>18:18:00</text:p>
          </table:table-cell>
          <table:table-cell office:value-type="time" office:time-value="PT18H29M00S">
            <text:p>18:29:00</text:p>
          </table:table-cell>
          <table:table-cell office:value-type="string">
            <text:p> </text:p>
          </table:table-cell>
          <table:table-cell office:value-type="time" office:time-value="PT18H56M00S">
            <text:p>18:56:00</text:p>
          </table:table-cell>
          <table:table-cell office:value-type="time" office:time-value="PT19H07M00S">
            <text:p>19:07:00</text:p>
          </table:table-cell>
          <table:table-cell office:value-type="time" office:time-value="PT19H19M00S">
            <text:p>19:19:00</text:p>
          </table:table-cell>
          <table:table-cell office:value-type="time" office:time-value="PT19H27M00S">
            <text:p>19:27:00</text:p>
          </table:table-cell>
          <table:table-cell office:value-type="string">
            <text:p> </text:p>
          </table:table-cell>
          <table:table-cell office:value-type="time" office:time-value="PT19H48M00S">
            <text:p>19:48:00</text:p>
          </table:table-cell>
          <table:table-cell office:value-type="time" office:time-value="PT19H55M00S">
            <text:p>19:55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3H54M00S">
            <text:p>13:54:00</text:p>
          </table:table-cell>
          <table:table-cell office:value-type="time" office:time-value="PT14H04M00S">
            <text:p>14:04:00</text:p>
          </table:table-cell>
          <table:table-cell office:value-type="string">
            <text:p> </text:p>
          </table:table-cell>
          <table:table-cell office:value-type="time" office:time-value="PT14H32M00S">
            <text:p>14:32:00</text:p>
          </table:table-cell>
          <table:table-cell office:value-type="time" office:time-value="PT14H43M00S">
            <text:p>14:43:00</text:p>
          </table:table-cell>
          <table:table-cell office:value-type="time" office:time-value="PT14H55M00S">
            <text:p>14:55:00</text:p>
          </table:table-cell>
          <table:table-cell office:value-type="time" office:time-value="PT15H03M00S">
            <text:p>15:03:00</text:p>
          </table:table-cell>
          <table:table-cell office:value-type="string">
            <text:p> </text:p>
          </table:table-cell>
          <table:table-cell office:value-type="time" office:time-value="PT15H24M00S">
            <text:p>15:24:00</text:p>
          </table:table-cell>
          <table:table-cell office:value-type="time" office:time-value="PT15H31M00S">
            <text:p>15:31:00</text:p>
          </table:table-cell>
          <table:table-cell table:number-columns-repeated="2"/>
          <table:table-cell office:value-type="time" office:time-value="PT18H34M00S">
            <text:p>18:34:00</text:p>
          </table:table-cell>
          <table:table-cell office:value-type="time" office:time-value="PT18H45M00S">
            <text:p>18:45:00</text:p>
          </table:table-cell>
          <table:table-cell office:value-type="string">
            <text:p>por PARACAO</text:p>
          </table:table-cell>
          <table:table-cell office:value-type="time" office:time-value="PT19H12M00S">
            <text:p>19:12:00</text:p>
          </table:table-cell>
          <table:table-cell office:value-type="time" office:time-value="PT19H23M00S">
            <text:p>19:23:00</text:p>
          </table:table-cell>
          <table:table-cell office:value-type="time" office:time-value="PT19H35M00S">
            <text:p>19:35:00</text:p>
          </table:table-cell>
          <table:table-cell office:value-type="time" office:time-value="PT19H43M00S">
            <text:p>19:43:00</text:p>
          </table:table-cell>
          <table:table-cell office:value-type="string">
            <text:p>por PARACAO</text:p>
          </table:table-cell>
          <table:table-cell office:value-type="time" office:time-value="PT20H04M00S">
            <text:p>20:04:00</text:p>
          </table:table-cell>
          <table:table-cell office:value-type="time" office:time-value="PT20H11M00S">
            <text:p>20:11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4H10M00S">
            <text:p>14:10:00</text:p>
          </table:table-cell>
          <table:table-cell office:value-type="time" office:time-value="PT14H20M00S">
            <text:p>14:20:00</text:p>
          </table:table-cell>
          <table:table-cell office:value-type="string">
            <text:p>por PARACAO</text:p>
          </table:table-cell>
          <table:table-cell office:value-type="time" office:time-value="PT14H48M00S">
            <text:p>14:48:00</text:p>
          </table:table-cell>
          <table:table-cell office:value-type="time" office:time-value="PT14H59M00S">
            <text:p>14:59:00</text:p>
          </table:table-cell>
          <table:table-cell office:value-type="time" office:time-value="PT15H11M00S">
            <text:p>15:11:00</text:p>
          </table:table-cell>
          <table:table-cell office:value-type="time" office:time-value="PT15H19M00S">
            <text:p>15:19:00</text:p>
          </table:table-cell>
          <table:table-cell office:value-type="string">
            <text:p>por PARACAO</text:p>
          </table:table-cell>
          <table:table-cell office:value-type="time" office:time-value="PT15H40M00S">
            <text:p>15:40:00</text:p>
          </table:table-cell>
          <table:table-cell office:value-type="time" office:time-value="PT15H47M00S">
            <text:p>15:47:00</text:p>
          </table:table-cell>
          <table:table-cell table:number-columns-repeated="2"/>
          <table:table-cell office:value-type="time" office:time-value="PT18H50M00S">
            <text:p>18:50:00</text:p>
          </table:table-cell>
          <table:table-cell office:value-type="time" office:time-value="PT19H01M00S">
            <text:p>19:01:00</text:p>
          </table:table-cell>
          <table:table-cell office:value-type="string">
            <text:p> </text:p>
          </table:table-cell>
          <table:table-cell office:value-type="time" office:time-value="PT19H28M00S">
            <text:p>19:28:00</text:p>
          </table:table-cell>
          <table:table-cell office:value-type="time" office:time-value="PT19H39M00S">
            <text:p>19:39:00</text:p>
          </table:table-cell>
          <table:table-cell office:value-type="time" office:time-value="PT19H51M00S">
            <text:p>19:51:00</text:p>
          </table:table-cell>
          <table:table-cell office:value-type="time" office:time-value="PT19H59M00S">
            <text:p>19:59:00</text:p>
          </table:table-cell>
          <table:table-cell office:value-type="string">
            <text:p> </text:p>
          </table:table-cell>
          <table:table-cell office:value-type="time" office:time-value="PT20H20M00S">
            <text:p>20:20:00</text:p>
          </table:table-cell>
          <table:table-cell office:value-type="time" office:time-value="PT20H27M00S">
            <text:p>20:2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4H26M00S">
            <text:p>14:26:00</text:p>
          </table:table-cell>
          <table:table-cell office:value-type="time" office:time-value="PT14H36M00S">
            <text:p>14:36:00</text:p>
          </table:table-cell>
          <table:table-cell office:value-type="string">
            <text:p> </text:p>
          </table:table-cell>
          <table:table-cell office:value-type="time" office:time-value="PT15H04M00S">
            <text:p>15:04:00</text:p>
          </table:table-cell>
          <table:table-cell office:value-type="time" office:time-value="PT15H15M00S">
            <text:p>15:15:00</text:p>
          </table:table-cell>
          <table:table-cell office:value-type="time" office:time-value="PT15H27M00S">
            <text:p>15:27:00</text:p>
          </table:table-cell>
          <table:table-cell office:value-type="time" office:time-value="PT15H35M00S">
            <text:p>15:35:00</text:p>
          </table:table-cell>
          <table:table-cell office:value-type="string">
            <text:p> </text:p>
          </table:table-cell>
          <table:table-cell office:value-type="time" office:time-value="PT15H56M00S">
            <text:p>15:56:00</text:p>
          </table:table-cell>
          <table:table-cell office:value-type="time" office:time-value="PT16H03M00S">
            <text:p>16:03:00</text:p>
          </table:table-cell>
          <table:table-cell table:number-columns-repeated="2"/>
          <table:table-cell office:value-type="time" office:time-value="PT19H06M00S">
            <text:p>19:06:00</text:p>
          </table:table-cell>
          <table:table-cell office:value-type="time" office:time-value="PT19H17M00S">
            <text:p>19:17:00</text:p>
          </table:table-cell>
          <table:table-cell office:value-type="string">
            <text:p>por PARACAO</text:p>
          </table:table-cell>
          <table:table-cell office:value-type="time" office:time-value="PT19H44M00S">
            <text:p>19:44:00</text:p>
          </table:table-cell>
          <table:table-cell office:value-type="time" office:time-value="PT19H55M00S">
            <text:p>19:55:00</text:p>
          </table:table-cell>
          <table:table-cell office:value-type="time" office:time-value="PT20H07M00S">
            <text:p>20:07:00</text:p>
          </table:table-cell>
          <table:table-cell office:value-type="time" office:time-value="PT20H15M00S">
            <text:p>20:15:00</text:p>
          </table:table-cell>
          <table:table-cell office:value-type="string">
            <text:p>por PARACAO</text:p>
          </table:table-cell>
          <table:table-cell office:value-type="time" office:time-value="PT20H36M00S">
            <text:p>20:36:00</text:p>
          </table:table-cell>
          <table:table-cell office:value-type="time" office:time-value="PT20H43M00S">
            <text:p>20:43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4H42M00S">
            <text:p>14:42:00</text:p>
          </table:table-cell>
          <table:table-cell office:value-type="time" office:time-value="PT14H52M00S">
            <text:p>14:52:00</text:p>
          </table:table-cell>
          <table:table-cell office:value-type="string">
            <text:p>por PARACAO</text:p>
          </table:table-cell>
          <table:table-cell office:value-type="time" office:time-value="PT15H20M00S">
            <text:p>15:20:00</text:p>
          </table:table-cell>
          <table:table-cell office:value-type="time" office:time-value="PT15H31M00S">
            <text:p>15:31:00</text:p>
          </table:table-cell>
          <table:table-cell office:value-type="time" office:time-value="PT15H43M00S">
            <text:p>15:43:00</text:p>
          </table:table-cell>
          <table:table-cell office:value-type="time" office:time-value="PT15H51M00S">
            <text:p>15:51:00</text:p>
          </table:table-cell>
          <table:table-cell office:value-type="string">
            <text:p>por PARACAO</text:p>
          </table:table-cell>
          <table:table-cell office:value-type="time" office:time-value="PT16H12M00S">
            <text:p>16:12:00</text:p>
          </table:table-cell>
          <table:table-cell office:value-type="time" office:time-value="PT16H19M00S">
            <text:p>16:19:00</text:p>
          </table:table-cell>
          <table:table-cell table:number-columns-repeated="2"/>
          <table:table-cell office:value-type="time" office:time-value="PT19H22M00S">
            <text:p>19:22:00</text:p>
          </table:table-cell>
          <table:table-cell office:value-type="time" office:time-value="PT19H33M00S">
            <text:p>19:33:00</text:p>
          </table:table-cell>
          <table:table-cell office:value-type="string">
            <text:p> </text:p>
          </table:table-cell>
          <table:table-cell office:value-type="time" office:time-value="PT20H00M00S">
            <text:p>20:00:00</text:p>
          </table:table-cell>
          <table:table-cell office:value-type="time" office:time-value="PT20H11M00S">
            <text:p>20:11:00</text:p>
          </table:table-cell>
          <table:table-cell office:value-type="time" office:time-value="PT20H23M00S">
            <text:p>20:23:00</text:p>
          </table:table-cell>
          <table:table-cell office:value-type="time" office:time-value="PT20H31M00S">
            <text:p>20:31:00</text:p>
          </table:table-cell>
          <table:table-cell office:value-type="string">
            <text:p> </text:p>
          </table:table-cell>
          <table:table-cell office:value-type="time" office:time-value="PT20H52M00S">
            <text:p>20:52:00</text:p>
          </table:table-cell>
          <table:table-cell office:value-type="time" office:time-value="PT20H59M00S">
            <text:p>20:59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4H58M00S">
            <text:p>14:58:00</text:p>
          </table:table-cell>
          <table:table-cell office:value-type="time" office:time-value="PT15H09M00S">
            <text:p>15:09:00</text:p>
          </table:table-cell>
          <table:table-cell office:value-type="string">
            <text:p> </text:p>
          </table:table-cell>
          <table:table-cell office:value-type="time" office:time-value="PT15H38M00S">
            <text:p>15:38:00</text:p>
          </table:table-cell>
          <table:table-cell office:value-type="time" office:time-value="PT15H50M00S">
            <text:p>15:50:00</text:p>
          </table:table-cell>
          <table:table-cell office:value-type="time" office:time-value="PT16H02M00S">
            <text:p>16:02:00</text:p>
          </table:table-cell>
          <table:table-cell office:value-type="time" office:time-value="PT16H10M00S">
            <text:p>16:10:00</text:p>
          </table:table-cell>
          <table:table-cell office:value-type="string">
            <text:p> </text:p>
          </table:table-cell>
          <table:table-cell office:value-type="time" office:time-value="PT16H31M00S">
            <text:p>16:31:00</text:p>
          </table:table-cell>
          <table:table-cell office:value-type="time" office:time-value="PT16H38M00S">
            <text:p>16:38:00</text:p>
          </table:table-cell>
          <table:table-cell table:number-columns-repeated="2"/>
          <table:table-cell office:value-type="time" office:time-value="PT19H40M00S">
            <text:p>19:40:00</text:p>
          </table:table-cell>
          <table:table-cell office:value-type="time" office:time-value="PT19H51M00S">
            <text:p>19:51:00</text:p>
          </table:table-cell>
          <table:table-cell office:value-type="string">
            <text:p>por PARACAO</text:p>
          </table:table-cell>
          <table:table-cell office:value-type="time" office:time-value="PT20H18M00S">
            <text:p>20:18:00</text:p>
          </table:table-cell>
          <table:table-cell office:value-type="time" office:time-value="PT20H29M00S">
            <text:p>20:29:00</text:p>
          </table:table-cell>
          <table:table-cell office:value-type="time" office:time-value="PT20H41M00S">
            <text:p>20:41:00</text:p>
          </table:table-cell>
          <table:table-cell office:value-type="time" office:time-value="PT20H49M00S">
            <text:p>20:49:00</text:p>
          </table:table-cell>
          <table:table-cell office:value-type="string">
            <text:p>por PARACAO</text:p>
          </table:table-cell>
          <table:table-cell office:value-type="time" office:time-value="PT21H10M00S">
            <text:p>21:10:00</text:p>
          </table:table-cell>
          <table:table-cell office:value-type="time" office:time-value="PT21H17M00S">
            <text:p>21:1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5H14M00S">
            <text:p>15:14:00</text:p>
          </table:table-cell>
          <table:table-cell office:value-type="time" office:time-value="PT15H25M00S">
            <text:p>15:25:00</text:p>
          </table:table-cell>
          <table:table-cell office:value-type="string">
            <text:p>por PARACAO</text:p>
          </table:table-cell>
          <table:table-cell office:value-type="time" office:time-value="PT15H54M00S">
            <text:p>15:54:00</text:p>
          </table:table-cell>
          <table:table-cell office:value-type="time" office:time-value="PT16H06M00S">
            <text:p>16:06:00</text:p>
          </table:table-cell>
          <table:table-cell office:value-type="time" office:time-value="PT16H18M00S">
            <text:p>16:18:00</text:p>
          </table:table-cell>
          <table:table-cell office:value-type="time" office:time-value="PT16H27M00S">
            <text:p>16:27:00</text:p>
          </table:table-cell>
          <table:table-cell office:value-type="string">
            <text:p>por PARACAO</text:p>
          </table:table-cell>
          <table:table-cell office:value-type="time" office:time-value="PT16H49M00S">
            <text:p>16:49:00</text:p>
          </table:table-cell>
          <table:table-cell office:value-type="time" office:time-value="PT16H56M00S">
            <text:p>16:56:00</text:p>
          </table:table-cell>
          <table:table-cell table:number-columns-repeated="2"/>
          <table:table-cell office:value-type="time" office:time-value="PT19H58M00S">
            <text:p>19:58:00</text:p>
          </table:table-cell>
          <table:table-cell office:value-type="time" office:time-value="PT20H09M00S">
            <text:p>20:09:00</text:p>
          </table:table-cell>
          <table:table-cell office:value-type="string">
            <text:p> </text:p>
          </table:table-cell>
          <table:table-cell office:value-type="time" office:time-value="PT20H36M00S">
            <text:p>20:36:00</text:p>
          </table:table-cell>
          <table:table-cell office:value-type="time" office:time-value="PT20H47M00S">
            <text:p>20:47:00</text:p>
          </table:table-cell>
          <table:table-cell office:value-type="time" office:time-value="PT20H59M00S">
            <text:p>20:59:00</text:p>
          </table:table-cell>
          <table:table-cell office:value-type="time" office:time-value="PT21H07M00S">
            <text:p>21:07:00</text:p>
          </table:table-cell>
          <table:table-cell office:value-type="string">
            <text:p> </text:p>
          </table:table-cell>
          <table:table-cell office:value-type="time" office:time-value="PT21H28M00S">
            <text:p>21:28:00</text:p>
          </table:table-cell>
          <table:table-cell office:value-type="time" office:time-value="PT21H35M00S">
            <text:p>21:35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5H30M00S">
            <text:p>15:30:00</text:p>
          </table:table-cell>
          <table:table-cell office:value-type="time" office:time-value="PT15H41M00S">
            <text:p>15:41:00</text:p>
          </table:table-cell>
          <table:table-cell office:value-type="string">
            <text:p> </text:p>
          </table:table-cell>
          <table:table-cell office:value-type="time" office:time-value="PT16H10M00S">
            <text:p>16:10:00</text:p>
          </table:table-cell>
          <table:table-cell office:value-type="time" office:time-value="PT16H22M00S">
            <text:p>16:22:00</text:p>
          </table:table-cell>
          <table:table-cell office:value-type="time" office:time-value="PT16H34M00S">
            <text:p>16:34:00</text:p>
          </table:table-cell>
          <table:table-cell office:value-type="time" office:time-value="PT16H43M00S">
            <text:p>16:43:00</text:p>
          </table:table-cell>
          <table:table-cell office:value-type="string">
            <text:p> </text:p>
          </table:table-cell>
          <table:table-cell office:value-type="time" office:time-value="PT17H05M00S">
            <text:p>17:05:00</text:p>
          </table:table-cell>
          <table:table-cell office:value-type="time" office:time-value="PT17H12M00S">
            <text:p>17:12:00</text:p>
          </table:table-cell>
          <table:table-cell table:number-columns-repeated="2"/>
          <table:table-cell office:value-type="time" office:time-value="PT20H16M00S">
            <text:p>20:16:00</text:p>
          </table:table-cell>
          <table:table-cell office:value-type="time" office:time-value="PT20H26M00S">
            <text:p>20:26:00</text:p>
          </table:table-cell>
          <table:table-cell office:value-type="string">
            <text:p>por PARACAO</text:p>
          </table:table-cell>
          <table:table-cell office:value-type="time" office:time-value="PT20H53M00S">
            <text:p>20:53:00</text:p>
          </table:table-cell>
          <table:table-cell office:value-type="time" office:time-value="PT21H04M00S">
            <text:p>21:04:00</text:p>
          </table:table-cell>
          <table:table-cell office:value-type="time" office:time-value="PT21H16M00S">
            <text:p>21:16:00</text:p>
          </table:table-cell>
          <table:table-cell office:value-type="time" office:time-value="PT21H24M00S">
            <text:p>21:24:00</text:p>
          </table:table-cell>
          <table:table-cell office:value-type="string">
            <text:p>por PARACAO</text:p>
          </table:table-cell>
          <table:table-cell office:value-type="time" office:time-value="PT21H45M00S">
            <text:p>21:45:00</text:p>
          </table:table-cell>
          <table:table-cell office:value-type="time" office:time-value="PT21H52M00S">
            <text:p>21:52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5H45M00S">
            <text:p>15:45:00</text:p>
          </table:table-cell>
          <table:table-cell office:value-type="time" office:time-value="PT15H56M00S">
            <text:p>15:56:00</text:p>
          </table:table-cell>
          <table:table-cell office:value-type="string">
            <text:p>por PARACAO</text:p>
          </table:table-cell>
          <table:table-cell office:value-type="time" office:time-value="PT16H25M00S">
            <text:p>16:25:00</text:p>
          </table:table-cell>
          <table:table-cell office:value-type="time" office:time-value="PT16H37M00S">
            <text:p>16:37:00</text:p>
          </table:table-cell>
          <table:table-cell office:value-type="time" office:time-value="PT16H49M00S">
            <text:p>16:49:00</text:p>
          </table:table-cell>
          <table:table-cell office:value-type="time" office:time-value="PT16H58M00S">
            <text:p>16:58:00</text:p>
          </table:table-cell>
          <table:table-cell office:value-type="string">
            <text:p>por PARACAO</text:p>
          </table:table-cell>
          <table:table-cell office:value-type="time" office:time-value="PT17H20M00S">
            <text:p>17:20:00</text:p>
          </table:table-cell>
          <table:table-cell office:value-type="time" office:time-value="PT17H27M00S">
            <text:p>17:27:00</text:p>
          </table:table-cell>
          <table:table-cell table:number-columns-repeated="2"/>
          <table:table-cell office:value-type="time" office:time-value="PT20H35M00S">
            <text:p>20:35:00</text:p>
          </table:table-cell>
          <table:table-cell office:value-type="time" office:time-value="PT20H45M00S">
            <text:p>20:45:00</text:p>
          </table:table-cell>
          <table:table-cell office:value-type="string">
            <text:p> </text:p>
          </table:table-cell>
          <table:table-cell office:value-type="time" office:time-value="PT21H12M00S">
            <text:p>21:12:00</text:p>
          </table:table-cell>
          <table:table-cell office:value-type="time" office:time-value="PT21H23M00S">
            <text:p>21:23:00</text:p>
          </table:table-cell>
          <table:table-cell office:value-type="time" office:time-value="PT21H35M00S">
            <text:p>21:35:00</text:p>
          </table:table-cell>
          <table:table-cell office:value-type="time" office:time-value="PT21H43M00S">
            <text:p>21:43:00</text:p>
          </table:table-cell>
          <table:table-cell office:value-type="string">
            <text:p> </text:p>
          </table:table-cell>
          <table:table-cell office:value-type="time" office:time-value="PT22H03M00S">
            <text:p>22:03:00</text:p>
          </table:table-cell>
          <table:table-cell office:value-type="time" office:time-value="PT22H10M00S">
            <text:p>22:10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6H00M00S">
            <text:p>16:00:00</text:p>
          </table:table-cell>
          <table:table-cell office:value-type="time" office:time-value="PT16H11M00S">
            <text:p>16:11:00</text:p>
          </table:table-cell>
          <table:table-cell office:value-type="string">
            <text:p> </text:p>
          </table:table-cell>
          <table:table-cell office:value-type="time" office:time-value="PT16H40M00S">
            <text:p>16:40:00</text:p>
          </table:table-cell>
          <table:table-cell office:value-type="time" office:time-value="PT16H52M00S">
            <text:p>16:52:00</text:p>
          </table:table-cell>
          <table:table-cell office:value-type="time" office:time-value="PT17H04M00S">
            <text:p>17:04:00</text:p>
          </table:table-cell>
          <table:table-cell office:value-type="time" office:time-value="PT17H13M00S">
            <text:p>17:13:00</text:p>
          </table:table-cell>
          <table:table-cell office:value-type="string">
            <text:p> </text:p>
          </table:table-cell>
          <table:table-cell office:value-type="time" office:time-value="PT17H35M00S">
            <text:p>17:35:00</text:p>
          </table:table-cell>
          <table:table-cell office:value-type="time" office:time-value="PT17H42M00S">
            <text:p>17:42:00</text:p>
          </table:table-cell>
          <table:table-cell table:number-columns-repeated="2"/>
          <table:table-cell office:value-type="time" office:time-value="PT20H55M00S">
            <text:p>20:55:00</text:p>
          </table:table-cell>
          <table:table-cell office:value-type="time" office:time-value="PT21H05M00S">
            <text:p>21:05:00</text:p>
          </table:table-cell>
          <table:table-cell office:value-type="string">
            <text:p>por PARACAO</text:p>
          </table:table-cell>
          <table:table-cell office:value-type="time" office:time-value="PT21H32M00S">
            <text:p>21:32:00</text:p>
          </table:table-cell>
          <table:table-cell office:value-type="time" office:time-value="PT21H43M00S">
            <text:p>21:43:00</text:p>
          </table:table-cell>
          <table:table-cell office:value-type="time" office:time-value="PT21H55M00S">
            <text:p>21:55:00</text:p>
          </table:table-cell>
          <table:table-cell office:value-type="time" office:time-value="PT22H03M00S">
            <text:p>22:03:00</text:p>
          </table:table-cell>
          <table:table-cell office:value-type="string">
            <text:p>por PARACAO</text:p>
          </table:table-cell>
          <table:table-cell office:value-type="time" office:time-value="PT22H23M00S">
            <text:p>22:23:00</text:p>
          </table:table-cell>
          <table:table-cell office:value-type="time" office:time-value="PT22H30M00S">
            <text:p>22:30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6H12M00S">
            <text:p>16:12:00</text:p>
          </table:table-cell>
          <table:table-cell office:value-type="time" office:time-value="PT16H23M00S">
            <text:p>16:23:00</text:p>
          </table:table-cell>
          <table:table-cell office:value-type="string">
            <text:p>por PARACAO</text:p>
          </table:table-cell>
          <table:table-cell office:value-type="time" office:time-value="PT16H52M00S">
            <text:p>16:52:00</text:p>
          </table:table-cell>
          <table:table-cell office:value-type="time" office:time-value="PT17H04M00S">
            <text:p>17:04:00</text:p>
          </table:table-cell>
          <table:table-cell office:value-type="time" office:time-value="PT17H16M00S">
            <text:p>17:16:00</text:p>
          </table:table-cell>
          <table:table-cell office:value-type="time" office:time-value="PT17H25M00S">
            <text:p>17:25:00</text:p>
          </table:table-cell>
          <table:table-cell office:value-type="string">
            <text:p>por PARACAO</text:p>
          </table:table-cell>
          <table:table-cell office:value-type="time" office:time-value="PT17H47M00S">
            <text:p>17:47:00</text:p>
          </table:table-cell>
          <table:table-cell office:value-type="time" office:time-value="PT17H54M00S">
            <text:p>17:54:00</text:p>
          </table:table-cell>
          <table:table-cell table:number-columns-repeated="2"/>
          <table:table-cell office:value-type="time" office:time-value="PT21H15M00S">
            <text:p>21:15:00</text:p>
          </table:table-cell>
          <table:table-cell office:value-type="time" office:time-value="PT21H25M00S">
            <text:p>21:25:00</text:p>
          </table:table-cell>
          <table:table-cell office:value-type="string">
            <text:p> </text:p>
          </table:table-cell>
          <table:table-cell office:value-type="time" office:time-value="PT21H52M00S">
            <text:p>21:52:00</text:p>
          </table:table-cell>
          <table:table-cell office:value-type="time" office:time-value="PT22H03M00S">
            <text:p>22:03:00</text:p>
          </table:table-cell>
          <table:table-cell office:value-type="time" office:time-value="PT22H15M00S">
            <text:p>22:15:00</text:p>
          </table:table-cell>
          <table:table-cell office:value-type="time" office:time-value="PT22H23M00S">
            <text:p>22:23:00</text:p>
          </table:table-cell>
          <table:table-cell office:value-type="string">
            <text:p> </text:p>
          </table:table-cell>
          <table:table-cell office:value-type="time" office:time-value="PT22H43M00S">
            <text:p>22:43:00</text:p>
          </table:table-cell>
          <table:table-cell office:value-type="time" office:time-value="PT22H50M00S">
            <text:p>22:50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6H24M00S">
            <text:p>16:24:00</text:p>
          </table:table-cell>
          <table:table-cell office:value-type="time" office:time-value="PT16H35M00S">
            <text:p>16:35:00</text:p>
          </table:table-cell>
          <table:table-cell office:value-type="string">
            <text:p> </text:p>
          </table:table-cell>
          <table:table-cell office:value-type="time" office:time-value="PT17H04M00S">
            <text:p>17:04:00</text:p>
          </table:table-cell>
          <table:table-cell office:value-type="time" office:time-value="PT17H16M00S">
            <text:p>17:16:00</text:p>
          </table:table-cell>
          <table:table-cell office:value-type="time" office:time-value="PT17H28M00S">
            <text:p>17:28:00</text:p>
          </table:table-cell>
          <table:table-cell office:value-type="time" office:time-value="PT17H37M00S">
            <text:p>17:37:00</text:p>
          </table:table-cell>
          <table:table-cell office:value-type="string">
            <text:p> </text:p>
          </table:table-cell>
          <table:table-cell office:value-type="time" office:time-value="PT17H59M00S">
            <text:p>17:59:00</text:p>
          </table:table-cell>
          <table:table-cell office:value-type="time" office:time-value="PT18H06M00S">
            <text:p>18:06:00</text:p>
          </table:table-cell>
          <table:table-cell table:number-columns-repeated="2"/>
          <table:table-cell office:value-type="time" office:time-value="PT21H37M00S">
            <text:p>21:37:00</text:p>
          </table:table-cell>
          <table:table-cell office:value-type="time" office:time-value="PT21H47M00S">
            <text:p>21:47:00</text:p>
          </table:table-cell>
          <table:table-cell office:value-type="string">
            <text:p>por PARACAO</text:p>
          </table:table-cell>
          <table:table-cell office:value-type="time" office:time-value="PT22H14M00S">
            <text:p>22:14:00</text:p>
          </table:table-cell>
          <table:table-cell office:value-type="time" office:time-value="PT22H25M00S">
            <text:p>22:25:00</text:p>
          </table:table-cell>
          <table:table-cell office:value-type="time" office:time-value="PT22H36M00S">
            <text:p>22:36:00</text:p>
          </table:table-cell>
          <table:table-cell office:value-type="time" office:time-value="PT22H45M00S">
            <text:p>22:45:00</text:p>
          </table:table-cell>
          <table:table-cell office:value-type="string">
            <text:p>por PARACAO</text:p>
          </table:table-cell>
          <table:table-cell office:value-type="time" office:time-value="PT23H05M00S">
            <text:p>23:05:00</text:p>
          </table:table-cell>
          <table:table-cell office:value-type="time" office:time-value="PT23H12M00S">
            <text:p>23:12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6H36M00S">
            <text:p>16:36:00</text:p>
          </table:table-cell>
          <table:table-cell office:value-type="time" office:time-value="PT16H47M00S">
            <text:p>16:47:00</text:p>
          </table:table-cell>
          <table:table-cell office:value-type="string">
            <text:p>por PARACAO</text:p>
          </table:table-cell>
          <table:table-cell office:value-type="time" office:time-value="PT17H16M00S">
            <text:p>17:16:00</text:p>
          </table:table-cell>
          <table:table-cell office:value-type="time" office:time-value="PT17H28M00S">
            <text:p>17:28:00</text:p>
          </table:table-cell>
          <table:table-cell office:value-type="time" office:time-value="PT17H40M00S">
            <text:p>17:40:00</text:p>
          </table:table-cell>
          <table:table-cell office:value-type="time" office:time-value="PT17H49M00S">
            <text:p>17:49:00</text:p>
          </table:table-cell>
          <table:table-cell office:value-type="string">
            <text:p>por PARACAO</text:p>
          </table:table-cell>
          <table:table-cell office:value-type="time" office:time-value="PT18H11M00S">
            <text:p>18:11:00</text:p>
          </table:table-cell>
          <table:table-cell office:value-type="time" office:time-value="PT18H18M00S">
            <text:p>18:18:00</text:p>
          </table:table-cell>
          <table:table-cell table:number-columns-repeated="2"/>
          <table:table-cell office:value-type="time" office:time-value="PT21H59M00S">
            <text:p>21:59:00</text:p>
          </table:table-cell>
          <table:table-cell office:value-type="time" office:time-value="PT22H10M00S">
            <text:p>22:10:00</text:p>
          </table:table-cell>
          <table:table-cell office:value-type="string">
            <text:p> </text:p>
          </table:table-cell>
          <table:table-cell office:value-type="time" office:time-value="PT22H36M00S">
            <text:p>22:36:00</text:p>
          </table:table-cell>
          <table:table-cell office:value-type="time" office:time-value="PT22H47M00S">
            <text:p>22:47:00</text:p>
          </table:table-cell>
          <table:table-cell office:value-type="time" office:time-value="PT22H58M00S">
            <text:p>22:58:00</text:p>
          </table:table-cell>
          <table:table-cell office:value-type="time" office:time-value="PT23H06M00S">
            <text:p>23:06:00</text:p>
          </table:table-cell>
          <table:table-cell office:value-type="string">
            <text:p> </text:p>
          </table:table-cell>
          <table:table-cell office:value-type="time" office:time-value="PT23H25M00S">
            <text:p>23:25:00</text:p>
          </table:table-cell>
          <table:table-cell office:value-type="time" office:time-value="PT23H32M00S">
            <text:p>23:32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6H47M00S">
            <text:p>16:47:00</text:p>
          </table:table-cell>
          <table:table-cell office:value-type="time" office:time-value="PT16H58M00S">
            <text:p>16:58:00</text:p>
          </table:table-cell>
          <table:table-cell office:value-type="string">
            <text:p> </text:p>
          </table:table-cell>
          <table:table-cell office:value-type="time" office:time-value="PT17H27M00S">
            <text:p>17:27:00</text:p>
          </table:table-cell>
          <table:table-cell office:value-type="time" office:time-value="PT17H39M00S">
            <text:p>17:39:00</text:p>
          </table:table-cell>
          <table:table-cell office:value-type="time" office:time-value="PT17H51M00S">
            <text:p>17:51:00</text:p>
          </table:table-cell>
          <table:table-cell office:value-type="time" office:time-value="PT18H00M00S">
            <text:p>18:00:00</text:p>
          </table:table-cell>
          <table:table-cell office:value-type="string">
            <text:p> </text:p>
          </table:table-cell>
          <table:table-cell office:value-type="time" office:time-value="PT18H22M00S">
            <text:p>18:22:00</text:p>
          </table:table-cell>
          <table:table-cell office:value-type="time" office:time-value="PT18H29M00S">
            <text:p>18:29:00</text:p>
          </table:table-cell>
          <table:table-cell table:number-columns-repeated="2"/>
          <table:table-cell office:value-type="time" office:time-value="PT22H21M00S">
            <text:p>22:21:00</text:p>
          </table:table-cell>
          <table:table-cell office:value-type="time" office:time-value="PT22H30M00S">
            <text:p>22:30:00</text:p>
          </table:table-cell>
          <table:table-cell office:value-type="string">
            <text:p>por PARACAO</text:p>
          </table:table-cell>
          <table:table-cell office:value-type="time" office:time-value="PT22H55M00S">
            <text:p>22:55:00</text:p>
          </table:table-cell>
          <table:table-cell office:value-type="time" office:time-value="PT23H05M00S">
            <text:p>23:05:00</text:p>
          </table:table-cell>
          <table:table-cell office:value-type="time" office:time-value="PT23H17M00S">
            <text:p>23:17:00</text:p>
          </table:table-cell>
          <table:table-cell office:value-type="time" office:time-value="PT23H25M00S">
            <text:p>23:25:00</text:p>
          </table:table-cell>
          <table:table-cell office:value-type="string">
            <text:p>por PARACAO</text:p>
          </table:table-cell>
          <table:table-cell office:value-type="time" office:time-value="PT23H45M00S">
            <text:p>23:45:00</text:p>
          </table:table-cell>
          <table:table-cell office:value-type="time" office:time-value="PT23H52M00S">
            <text:p>23:52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6H59M00S">
            <text:p>16:59:00</text:p>
          </table:table-cell>
          <table:table-cell office:value-type="time" office:time-value="PT17H10M00S">
            <text:p>17:10:00</text:p>
          </table:table-cell>
          <table:table-cell office:value-type="string">
            <text:p>por PARACAO</text:p>
          </table:table-cell>
          <table:table-cell office:value-type="time" office:time-value="PT17H39M00S">
            <text:p>17:39:00</text:p>
          </table:table-cell>
          <table:table-cell office:value-type="time" office:time-value="PT17H51M00S">
            <text:p>17:51:00</text:p>
          </table:table-cell>
          <table:table-cell office:value-type="time" office:time-value="PT18H03M00S">
            <text:p>18:03:00</text:p>
          </table:table-cell>
          <table:table-cell office:value-type="time" office:time-value="PT18H12M00S">
            <text:p>18:12:00</text:p>
          </table:table-cell>
          <table:table-cell office:value-type="string">
            <text:p>por PARACAO</text:p>
          </table:table-cell>
          <table:table-cell office:value-type="time" office:time-value="PT18H34M00S">
            <text:p>18:34:00</text:p>
          </table:table-cell>
          <table:table-cell office:value-type="time" office:time-value="PT18H41M00S">
            <text:p>18:41:00</text:p>
          </table:table-cell>
          <table:table-cell table:number-columns-repeated="2"/>
          <table:table-cell office:value-type="time" office:time-value="PT22H45M00S">
            <text:p>22:45:00</text:p>
          </table:table-cell>
          <table:table-cell office:value-type="time" office:time-value="PT22H53M00S">
            <text:p>22:53:00</text:p>
          </table:table-cell>
          <table:table-cell office:value-type="string">
            <text:p> </text:p>
          </table:table-cell>
          <table:table-cell office:value-type="time" office:time-value="PT23H15M00S">
            <text:p>23:15:00</text:p>
          </table:table-cell>
          <table:table-cell office:value-type="time" office:time-value="PT23H25M00S">
            <text:p>23:25:00</text:p>
          </table:table-cell>
          <table:table-cell office:value-type="time" office:time-value="PT23H35M00S">
            <text:p>23:35:00</text:p>
          </table:table-cell>
          <table:table-cell office:value-type="time" office:time-value="PT23H41M00S">
            <text:p>23:41:00</text:p>
          </table:table-cell>
          <table:table-cell office:value-type="string">
            <text:p> </text:p>
          </table:table-cell>
          <table:table-cell office:value-type="time" office:time-value="PT23H58M00S">
            <text:p>23:58:00</text:p>
          </table:table-cell>
          <table:table-cell office:value-type="time" office:time-value="PT00H05M00S">
            <text:p>00:05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17H11M00S">
            <text:p>17:11:00</text:p>
          </table:table-cell>
          <table:table-cell office:value-type="time" office:time-value="PT17H22M00S">
            <text:p>17:22:00</text:p>
          </table:table-cell>
          <table:table-cell office:value-type="string">
            <text:p> </text:p>
          </table:table-cell>
          <table:table-cell office:value-type="time" office:time-value="PT17H51M00S">
            <text:p>17:51:00</text:p>
          </table:table-cell>
          <table:table-cell office:value-type="time" office:time-value="PT18H03M00S">
            <text:p>18:03:00</text:p>
          </table:table-cell>
          <table:table-cell office:value-type="time" office:time-value="PT18H15M00S">
            <text:p>18:15:00</text:p>
          </table:table-cell>
          <table:table-cell office:value-type="time" office:time-value="PT18H24M00S">
            <text:p>18:24:00</text:p>
          </table:table-cell>
          <table:table-cell office:value-type="string">
            <text:p> </text:p>
          </table:table-cell>
          <table:table-cell office:value-type="time" office:time-value="PT18H46M00S">
            <text:p>18:46:00</text:p>
          </table:table-cell>
          <table:table-cell office:value-type="time" office:time-value="PT18H53M00S">
            <text:p>18:53:00</text:p>
          </table:table-cell>
          <table:table-cell table:number-columns-repeated="2"/>
          <table:table-cell office:value-type="time" office:time-value="PT23H10M00S">
            <text:p>23:10:00</text:p>
          </table:table-cell>
          <table:table-cell office:value-type="time" office:time-value="PT23H18M00S">
            <text:p>23:18:00</text:p>
          </table:table-cell>
          <table:table-cell office:value-type="string">
            <text:p>por PARACAO</text:p>
          </table:table-cell>
          <table:table-cell office:value-type="time" office:time-value="PT23H40M00S">
            <text:p>23:40:00</text:p>
          </table:table-cell>
          <table:table-cell office:value-type="time" office:time-value="PT23H50M00S">
            <text:p>23:50:00</text:p>
          </table:table-cell>
          <table:table-cell office:value-type="time" office:time-value="PT00H00M00S">
            <text:p>00:00:00</text:p>
          </table:table-cell>
          <table:table-cell office:value-type="time" office:time-value="PT00H06M00S">
            <text:p>00:06:00</text:p>
          </table:table-cell>
          <table:table-cell office:value-type="string">
            <text:p>por PARACAO</text:p>
          </table:table-cell>
          <table:table-cell office:value-type="time" office:time-value="PT00H23M00S">
            <text:p>00:23:00</text:p>
          </table:table-cell>
          <table:table-cell office:value-type="time" office:time-value="PT00H30M00S">
            <text:p>00:30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17H23M00S">
            <text:p>17:23:00</text:p>
          </table:table-cell>
          <table:table-cell office:value-type="time" office:time-value="PT17H34M00S">
            <text:p>17:34:00</text:p>
          </table:table-cell>
          <table:table-cell office:value-type="string">
            <text:p>por PARACAO</text:p>
          </table:table-cell>
          <table:table-cell office:value-type="time" office:time-value="PT18H03M00S">
            <text:p>18:03:00</text:p>
          </table:table-cell>
          <table:table-cell office:value-type="time" office:time-value="PT18H15M00S">
            <text:p>18:15:00</text:p>
          </table:table-cell>
          <table:table-cell office:value-type="time" office:time-value="PT18H27M00S">
            <text:p>18:27:00</text:p>
          </table:table-cell>
          <table:table-cell office:value-type="time" office:time-value="PT18H36M00S">
            <text:p>18:36:00</text:p>
          </table:table-cell>
          <table:table-cell office:value-type="string">
            <text:p>por PARACAO</text:p>
          </table:table-cell>
          <table:table-cell office:value-type="time" office:time-value="PT18H58M00S">
            <text:p>18:58:00</text:p>
          </table:table-cell>
          <table:table-cell office:value-type="time" office:time-value="PT19H05M00S">
            <text:p>19:05:00</text:p>
          </table:table-cell>
          <table:table-cell table:number-columns-repeated="2"/>
          <table:table-cell office:value-type="time" office:time-value="PT23H35M00S">
            <text:p>23:35:00</text:p>
          </table:table-cell>
          <table:table-cell office:value-type="time" office:time-value="PT23H43M00S">
            <text:p>23:43:00</text:p>
          </table:table-cell>
          <table:table-cell office:value-type="string">
            <text:p> </text:p>
          </table:table-cell>
          <table:table-cell office:value-type="time" office:time-value="PT00H04M00S">
            <text:p>00:04:00</text:p>
          </table:table-cell>
          <table:table-cell office:value-type="time" office:time-value="PT00H14M00S">
            <text:p>00:14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17H35M00S">
            <text:p>17:35:00</text:p>
          </table:table-cell>
          <table:table-cell office:value-type="time" office:time-value="PT17H46M00S">
            <text:p>17:46:00</text:p>
          </table:table-cell>
          <table:table-cell office:value-type="string">
            <text:p> </text:p>
          </table:table-cell>
          <table:table-cell office:value-type="time" office:time-value="PT18H15M00S">
            <text:p>18:15:00</text:p>
          </table:table-cell>
          <table:table-cell office:value-type="time" office:time-value="PT18H27M00S">
            <text:p>18:27:00</text:p>
          </table:table-cell>
          <table:table-cell office:value-type="time" office:time-value="PT18H39M00S">
            <text:p>18:39:00</text:p>
          </table:table-cell>
          <table:table-cell office:value-type="time" office:time-value="PT18H48M00S">
            <text:p>18:48:00</text:p>
          </table:table-cell>
          <table:table-cell office:value-type="string">
            <text:p> </text:p>
          </table:table-cell>
          <table:table-cell office:value-type="time" office:time-value="PT19H10M00S">
            <text:p>19:10:00</text:p>
          </table:table-cell>
          <table:table-cell office:value-type="time" office:time-value="PT19H17M00S">
            <text:p>19:17:00</text:p>
          </table:table-cell>
          <table:table-cell table:number-columns-repeated="2"/>
          <table:table-cell office:value-type="time" office:time-value="PT00H00M00S">
            <text:p>00:00:00</text:p>
          </table:table-cell>
          <table:table-cell office:value-type="time" office:time-value="PT00H08M00S">
            <text:p>00:08:00</text:p>
          </table:table-cell>
          <table:table-cell office:value-type="string">
            <text:p>por PARACAO</text:p>
          </table:table-cell>
          <table:table-cell office:value-type="time" office:time-value="PT00H29M00S">
            <text:p>00:29:00</text:p>
          </table:table-cell>
          <table:table-cell office:value-type="time" office:time-value="PT00H39M00S">
            <text:p>00:39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17H46M00S">
            <text:p>17:46:00</text:p>
          </table:table-cell>
          <table:table-cell office:value-type="time" office:time-value="PT17H57M00S">
            <text:p>17:57:00</text:p>
          </table:table-cell>
          <table:table-cell office:value-type="string">
            <text:p>por PARACAO</text:p>
          </table:table-cell>
          <table:table-cell office:value-type="time" office:time-value="PT18H26M00S">
            <text:p>18:26:00</text:p>
          </table:table-cell>
          <table:table-cell office:value-type="time" office:time-value="PT18H38M00S">
            <text:p>18:38:00</text:p>
          </table:table-cell>
          <table:table-cell office:value-type="time" office:time-value="PT18H50M00S">
            <text:p>18:50:00</text:p>
          </table:table-cell>
          <table:table-cell office:value-type="time" office:time-value="PT18H59M00S">
            <text:p>18:59:00</text:p>
          </table:table-cell>
          <table:table-cell office:value-type="string">
            <text:p>por PARACAO</text:p>
          </table:table-cell>
          <table:table-cell office:value-type="time" office:time-value="PT19H21M00S">
            <text:p>19:21:00</text:p>
          </table:table-cell>
          <table:table-cell office:value-type="time" office:time-value="PT19H28M00S">
            <text:p>19:28:00</text:p>
          </table:table-cell>
          <table:table-cell table:number-columns-repeated="2"/>
          <table:table-cell table:style-name="ce5"/>
          <table:table-cell table:style-name="ce5" table:number-columns-spanned="10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office:value-type="time" office:time-value="PT17H58M00S">
            <text:p>17:58:00</text:p>
          </table:table-cell>
          <table:table-cell office:value-type="time" office:time-value="PT18H09M00S">
            <text:p>18:09:00</text:p>
          </table:table-cell>
          <table:table-cell office:value-type="string">
            <text:p> </text:p>
          </table:table-cell>
          <table:table-cell office:value-type="time" office:time-value="PT18H38M00S">
            <text:p>18:38:00</text:p>
          </table:table-cell>
          <table:table-cell office:value-type="time" office:time-value="PT18H50M00S">
            <text:p>18:50:00</text:p>
          </table:table-cell>
          <table:table-cell office:value-type="time" office:time-value="PT19H02M00S">
            <text:p>19:02:00</text:p>
          </table:table-cell>
          <table:table-cell office:value-type="time" office:time-value="PT19H11M00S">
            <text:p>19:11:00</text:p>
          </table:table-cell>
          <table:table-cell office:value-type="string">
            <text:p> </text:p>
          </table:table-cell>
          <table:table-cell office:value-type="time" office:time-value="PT19H33M00S">
            <text:p>19:33:00</text:p>
          </table:table-cell>
          <table:table-cell office:value-type="time" office:time-value="PT19H40M00S">
            <text:p>19:40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18H10M00S">
            <text:p>18:10:00</text:p>
          </table:table-cell>
          <table:table-cell office:value-type="time" office:time-value="PT18H21M00S">
            <text:p>18:21:00</text:p>
          </table:table-cell>
          <table:table-cell office:value-type="string">
            <text:p>por PARACAO</text:p>
          </table:table-cell>
          <table:table-cell office:value-type="time" office:time-value="PT18H50M00S">
            <text:p>18:50:00</text:p>
          </table:table-cell>
          <table:table-cell office:value-type="time" office:time-value="PT19H02M00S">
            <text:p>19:02:00</text:p>
          </table:table-cell>
          <table:table-cell office:value-type="time" office:time-value="PT19H14M00S">
            <text:p>19:14:00</text:p>
          </table:table-cell>
          <table:table-cell office:value-type="time" office:time-value="PT19H23M00S">
            <text:p>19:23:00</text:p>
          </table:table-cell>
          <table:table-cell office:value-type="string">
            <text:p>por PARACAO</text:p>
          </table:table-cell>
          <table:table-cell office:value-type="time" office:time-value="PT19H45M00S">
            <text:p>19:45:00</text:p>
          </table:table-cell>
          <table:table-cell office:value-type="time" office:time-value="PT19H52M00S">
            <text:p>19:52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1">
          <table:table-cell office:value-type="time" office:time-value="PT18H22M00S">
            <text:p>18:22:00</text:p>
          </table:table-cell>
          <table:table-cell office:value-type="time" office:time-value="PT18H33M00S">
            <text:p>18:33:00</text:p>
          </table:table-cell>
          <table:table-cell office:value-type="string">
            <text:p> </text:p>
          </table:table-cell>
          <table:table-cell office:value-type="time" office:time-value="PT19H02M00S">
            <text:p>19:02:00</text:p>
          </table:table-cell>
          <table:table-cell office:value-type="time" office:time-value="PT19H14M00S">
            <text:p>19:14:00</text:p>
          </table:table-cell>
          <table:table-cell office:value-type="time" office:time-value="PT19H26M00S">
            <text:p>19:26:00</text:p>
          </table:table-cell>
          <table:table-cell office:value-type="time" office:time-value="PT19H35M00S">
            <text:p>19:35:00</text:p>
          </table:table-cell>
          <table:table-cell office:value-type="string">
            <text:p> </text:p>
          </table:table-cell>
          <table:table-cell office:value-type="time" office:time-value="PT19H57M00S">
            <text:p>19:57:00</text:p>
          </table:table-cell>
          <table:table-cell office:value-type="time" office:time-value="PT20H04M00S">
            <text:p>20:04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18H34M00S">
            <text:p>18:34:00</text:p>
          </table:table-cell>
          <table:table-cell office:value-type="time" office:time-value="PT18H45M00S">
            <text:p>18:45:00</text:p>
          </table:table-cell>
          <table:table-cell office:value-type="string">
            <text:p>por PARACAO</text:p>
          </table:table-cell>
          <table:table-cell office:value-type="time" office:time-value="PT19H14M00S">
            <text:p>19:14:00</text:p>
          </table:table-cell>
          <table:table-cell office:value-type="time" office:time-value="PT19H26M00S">
            <text:p>19:26:00</text:p>
          </table:table-cell>
          <table:table-cell office:value-type="time" office:time-value="PT19H38M00S">
            <text:p>19:38:00</text:p>
          </table:table-cell>
          <table:table-cell office:value-type="time" office:time-value="PT19H47M00S">
            <text:p>19:47:00</text:p>
          </table:table-cell>
          <table:table-cell office:value-type="string">
            <text:p>por PARACAO</text:p>
          </table:table-cell>
          <table:table-cell office:value-type="time" office:time-value="PT20H09M00S">
            <text:p>20:09:00</text:p>
          </table:table-cell>
          <table:table-cell office:value-type="time" office:time-value="PT20H16M00S">
            <text:p>20:16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1">
          <table:table-cell office:value-type="time" office:time-value="PT18H45M00S">
            <text:p>18:45:00</text:p>
          </table:table-cell>
          <table:table-cell office:value-type="time" office:time-value="PT18H56M00S">
            <text:p>18:56:00</text:p>
          </table:table-cell>
          <table:table-cell office:value-type="string">
            <text:p> </text:p>
          </table:table-cell>
          <table:table-cell office:value-type="time" office:time-value="PT19H25M00S">
            <text:p>19:25:00</text:p>
          </table:table-cell>
          <table:table-cell office:value-type="time" office:time-value="PT19H37M00S">
            <text:p>19:37:00</text:p>
          </table:table-cell>
          <table:table-cell office:value-type="time" office:time-value="PT19H49M00S">
            <text:p>19:49:00</text:p>
          </table:table-cell>
          <table:table-cell office:value-type="time" office:time-value="PT19H58M00S">
            <text:p>19:58:00</text:p>
          </table:table-cell>
          <table:table-cell office:value-type="string">
            <text:p> </text:p>
          </table:table-cell>
          <table:table-cell office:value-type="time" office:time-value="PT20H20M00S">
            <text:p>20:20:00</text:p>
          </table:table-cell>
          <table:table-cell office:value-type="time" office:time-value="PT20H27M00S">
            <text:p>20:27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18H57M00S">
            <text:p>18:57:00</text:p>
          </table:table-cell>
          <table:table-cell office:value-type="time" office:time-value="PT19H08M00S">
            <text:p>19:08:00</text:p>
          </table:table-cell>
          <table:table-cell office:value-type="string">
            <text:p>por PARACAO</text:p>
          </table:table-cell>
          <table:table-cell office:value-type="time" office:time-value="PT19H37M00S">
            <text:p>19:37:00</text:p>
          </table:table-cell>
          <table:table-cell office:value-type="time" office:time-value="PT19H49M00S">
            <text:p>19:49:00</text:p>
          </table:table-cell>
          <table:table-cell office:value-type="time" office:time-value="PT20H01M00S">
            <text:p>20:01:00</text:p>
          </table:table-cell>
          <table:table-cell office:value-type="time" office:time-value="PT20H10M00S">
            <text:p>20:10:00</text:p>
          </table:table-cell>
          <table:table-cell office:value-type="string">
            <text:p>por PARACAO</text:p>
          </table:table-cell>
          <table:table-cell office:value-type="time" office:time-value="PT20H32M00S">
            <text:p>20:32:00</text:p>
          </table:table-cell>
          <table:table-cell office:value-type="time" office:time-value="PT20H39M00S">
            <text:p>20:39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1">
          <table:table-cell office:value-type="time" office:time-value="PT19H09M00S">
            <text:p>19:09:00</text:p>
          </table:table-cell>
          <table:table-cell office:value-type="time" office:time-value="PT19H20M00S">
            <text:p>19:20:00</text:p>
          </table:table-cell>
          <table:table-cell office:value-type="string">
            <text:p> </text:p>
          </table:table-cell>
          <table:table-cell office:value-type="time" office:time-value="PT19H49M00S">
            <text:p>19:49:00</text:p>
          </table:table-cell>
          <table:table-cell office:value-type="time" office:time-value="PT20H01M00S">
            <text:p>20:01:00</text:p>
          </table:table-cell>
          <table:table-cell office:value-type="time" office:time-value="PT20H13M00S">
            <text:p>20:13:00</text:p>
          </table:table-cell>
          <table:table-cell office:value-type="time" office:time-value="PT20H22M00S">
            <text:p>20:22:00</text:p>
          </table:table-cell>
          <table:table-cell office:value-type="string">
            <text:p> </text:p>
          </table:table-cell>
          <table:table-cell office:value-type="time" office:time-value="PT20H44M00S">
            <text:p>20:44:00</text:p>
          </table:table-cell>
          <table:table-cell office:value-type="time" office:time-value="PT20H51M00S">
            <text:p>20:51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19H21M00S">
            <text:p>19:21:00</text:p>
          </table:table-cell>
          <table:table-cell office:value-type="time" office:time-value="PT19H32M00S">
            <text:p>19:32:00</text:p>
          </table:table-cell>
          <table:table-cell office:value-type="string">
            <text:p>por PARACAO</text:p>
          </table:table-cell>
          <table:table-cell office:value-type="time" office:time-value="PT20H01M00S">
            <text:p>20:01:00</text:p>
          </table:table-cell>
          <table:table-cell office:value-type="time" office:time-value="PT20H12M00S">
            <text:p>20:12:00</text:p>
          </table:table-cell>
          <table:table-cell office:value-type="time" office:time-value="PT20H24M00S">
            <text:p>20:24:00</text:p>
          </table:table-cell>
          <table:table-cell office:value-type="time" office:time-value="PT20H32M00S">
            <text:p>20:32:00</text:p>
          </table:table-cell>
          <table:table-cell office:value-type="string">
            <text:p>por PARACAO</text:p>
          </table:table-cell>
          <table:table-cell office:value-type="time" office:time-value="PT20H53M00S">
            <text:p>20:53:00</text:p>
          </table:table-cell>
          <table:table-cell office:value-type="time" office:time-value="PT21H00M00S">
            <text:p>21:00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1">
          <table:table-cell office:value-type="time" office:time-value="PT19H33M00S">
            <text:p>19:33:00</text:p>
          </table:table-cell>
          <table:table-cell office:value-type="time" office:time-value="PT19H44M00S">
            <text:p>19:44:00</text:p>
          </table:table-cell>
          <table:table-cell office:value-type="string">
            <text:p> </text:p>
          </table:table-cell>
          <table:table-cell office:value-type="time" office:time-value="PT20H13M00S">
            <text:p>20:13:00</text:p>
          </table:table-cell>
          <table:table-cell office:value-type="time" office:time-value="PT20H24M00S">
            <text:p>20:24:00</text:p>
          </table:table-cell>
          <table:table-cell office:value-type="time" office:time-value="PT20H36M00S">
            <text:p>20:36:00</text:p>
          </table:table-cell>
          <table:table-cell office:value-type="time" office:time-value="PT20H44M00S">
            <text:p>20:44:00</text:p>
          </table:table-cell>
          <table:table-cell office:value-type="string">
            <text:p> </text:p>
          </table:table-cell>
          <table:table-cell office:value-type="time" office:time-value="PT21H05M00S">
            <text:p>21:05:00</text:p>
          </table:table-cell>
          <table:table-cell office:value-type="time" office:time-value="PT21H12M00S">
            <text:p>21:12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19H46M00S">
            <text:p>19:46:00</text:p>
          </table:table-cell>
          <table:table-cell office:value-type="time" office:time-value="PT19H56M00S">
            <text:p>19:56:00</text:p>
          </table:table-cell>
          <table:table-cell office:value-type="string">
            <text:p>por PARACAO</text:p>
          </table:table-cell>
          <table:table-cell office:value-type="time" office:time-value="PT20H24M00S">
            <text:p>20:24:00</text:p>
          </table:table-cell>
          <table:table-cell office:value-type="time" office:time-value="PT20H35M00S">
            <text:p>20:35:00</text:p>
          </table:table-cell>
          <table:table-cell office:value-type="time" office:time-value="PT20H47M00S">
            <text:p>20:47:00</text:p>
          </table:table-cell>
          <table:table-cell office:value-type="time" office:time-value="PT20H55M00S">
            <text:p>20:55:00</text:p>
          </table:table-cell>
          <table:table-cell office:value-type="string">
            <text:p>por PARACAO</text:p>
          </table:table-cell>
          <table:table-cell office:value-type="time" office:time-value="PT21H16M00S">
            <text:p>21:16:00</text:p>
          </table:table-cell>
          <table:table-cell office:value-type="time" office:time-value="PT21H23M00S">
            <text:p>21:23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1">
          <table:table-cell office:value-type="time" office:time-value="PT20H00M00S">
            <text:p>20:00:00</text:p>
          </table:table-cell>
          <table:table-cell office:value-type="time" office:time-value="PT20H10M00S">
            <text:p>20:10:00</text:p>
          </table:table-cell>
          <table:table-cell office:value-type="string">
            <text:p> </text:p>
          </table:table-cell>
          <table:table-cell office:value-type="time" office:time-value="PT20H37M00S">
            <text:p>20:37:00</text:p>
          </table:table-cell>
          <table:table-cell office:value-type="time" office:time-value="PT20H47M00S">
            <text:p>20:47:00</text:p>
          </table:table-cell>
          <table:table-cell office:value-type="time" office:time-value="PT20H59M00S">
            <text:p>20:59:00</text:p>
          </table:table-cell>
          <table:table-cell office:value-type="time" office:time-value="PT21H07M00S">
            <text:p>21:07:00</text:p>
          </table:table-cell>
          <table:table-cell office:value-type="string">
            <text:p> </text:p>
          </table:table-cell>
          <table:table-cell office:value-type="time" office:time-value="PT21H28M00S">
            <text:p>21:28:00</text:p>
          </table:table-cell>
          <table:table-cell office:value-type="time" office:time-value="PT21H35M00S">
            <text:p>21:35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20H20M00S">
            <text:p>20:20:00</text:p>
          </table:table-cell>
          <table:table-cell office:value-type="time" office:time-value="PT20H30M00S">
            <text:p>20:30:00</text:p>
          </table:table-cell>
          <table:table-cell office:value-type="string">
            <text:p>por PARACAO</text:p>
          </table:table-cell>
          <table:table-cell office:value-type="time" office:time-value="PT20H57M00S">
            <text:p>20:57:00</text:p>
          </table:table-cell>
          <table:table-cell office:value-type="time" office:time-value="PT21H07M00S">
            <text:p>21:07:00</text:p>
          </table:table-cell>
          <table:table-cell office:value-type="time" office:time-value="PT21H19M00S">
            <text:p>21:19:00</text:p>
          </table:table-cell>
          <table:table-cell office:value-type="time" office:time-value="PT21H27M00S">
            <text:p>21:27:00</text:p>
          </table:table-cell>
          <table:table-cell office:value-type="string">
            <text:p>por PARACAO</text:p>
          </table:table-cell>
          <table:table-cell office:value-type="time" office:time-value="PT21H48M00S">
            <text:p>21:48:00</text:p>
          </table:table-cell>
          <table:table-cell office:value-type="time" office:time-value="PT21H55M00S">
            <text:p>21:55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1">
          <table:table-cell office:value-type="time" office:time-value="PT20H39M00S">
            <text:p>20:39:00</text:p>
          </table:table-cell>
          <table:table-cell office:value-type="time" office:time-value="PT20H49M00S">
            <text:p>20:49:00</text:p>
          </table:table-cell>
          <table:table-cell office:value-type="string">
            <text:p> </text:p>
          </table:table-cell>
          <table:table-cell office:value-type="time" office:time-value="PT21H16M00S">
            <text:p>21:16:00</text:p>
          </table:table-cell>
          <table:table-cell office:value-type="time" office:time-value="PT21H26M00S">
            <text:p>21:26:00</text:p>
          </table:table-cell>
          <table:table-cell office:value-type="time" office:time-value="PT21H37M00S">
            <text:p>21:37:00</text:p>
          </table:table-cell>
          <table:table-cell office:value-type="time" office:time-value="PT21H46M00S">
            <text:p>21:46:00</text:p>
          </table:table-cell>
          <table:table-cell office:value-type="string">
            <text:p> </text:p>
          </table:table-cell>
          <table:table-cell office:value-type="time" office:time-value="PT22H07M00S">
            <text:p>22:07:00</text:p>
          </table:table-cell>
          <table:table-cell office:value-type="time" office:time-value="PT22H14M00S">
            <text:p>22:14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21H03M00S">
            <text:p>21:03:00</text:p>
          </table:table-cell>
          <table:table-cell office:value-type="time" office:time-value="PT21H13M00S">
            <text:p>21:13:00</text:p>
          </table:table-cell>
          <table:table-cell office:value-type="string">
            <text:p>por PARACAO</text:p>
          </table:table-cell>
          <table:table-cell office:value-type="time" office:time-value="PT21H40M00S">
            <text:p>21:40:00</text:p>
          </table:table-cell>
          <table:table-cell office:value-type="time" office:time-value="PT21H50M00S">
            <text:p>21:50:00</text:p>
          </table:table-cell>
          <table:table-cell office:value-type="time" office:time-value="PT22H01M00S">
            <text:p>22:01:00</text:p>
          </table:table-cell>
          <table:table-cell office:value-type="time" office:time-value="PT22H10M00S">
            <text:p>22:10:00</text:p>
          </table:table-cell>
          <table:table-cell office:value-type="string">
            <text:p>por PARACAO</text:p>
          </table:table-cell>
          <table:table-cell office:value-type="time" office:time-value="PT22H31M00S">
            <text:p>22:31:00</text:p>
          </table:table-cell>
          <table:table-cell office:value-type="time" office:time-value="PT22H38M00S">
            <text:p>22:38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1">
          <table:table-cell office:value-type="time" office:time-value="PT21H28M00S">
            <text:p>21:28:00</text:p>
          </table:table-cell>
          <table:table-cell office:value-type="time" office:time-value="PT21H39M00S">
            <text:p>21:39:00</text:p>
          </table:table-cell>
          <table:table-cell office:value-type="string">
            <text:p> </text:p>
          </table:table-cell>
          <table:table-cell office:value-type="time" office:time-value="PT22H05M00S">
            <text:p>22:05:00</text:p>
          </table:table-cell>
          <table:table-cell office:value-type="time" office:time-value="PT22H16M00S">
            <text:p>22:16:00</text:p>
          </table:table-cell>
          <table:table-cell office:value-type="time" office:time-value="PT22H27M00S">
            <text:p>22:27:00</text:p>
          </table:table-cell>
          <table:table-cell office:value-type="time" office:time-value="PT22H35M00S">
            <text:p>22:35:00</text:p>
          </table:table-cell>
          <table:table-cell office:value-type="string">
            <text:p> </text:p>
          </table:table-cell>
          <table:table-cell office:value-type="time" office:time-value="PT22H54M00S">
            <text:p>22:54:00</text:p>
          </table:table-cell>
          <table:table-cell office:value-type="time" office:time-value="PT23H01M00S">
            <text:p>23:01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21H57M00S">
            <text:p>21:57:00</text:p>
          </table:table-cell>
          <table:table-cell office:value-type="time" office:time-value="PT22H06M00S">
            <text:p>22:06:00</text:p>
          </table:table-cell>
          <table:table-cell office:value-type="string">
            <text:p>por PARACAO</text:p>
          </table:table-cell>
          <table:table-cell office:value-type="time" office:time-value="PT22H31M00S">
            <text:p>22:31:00</text:p>
          </table:table-cell>
          <table:table-cell office:value-type="time" office:time-value="PT22H41M00S">
            <text:p>22:41:00</text:p>
          </table:table-cell>
          <table:table-cell office:value-type="time" office:time-value="PT22H53M00S">
            <text:p>22:53:00</text:p>
          </table:table-cell>
          <table:table-cell office:value-type="time" office:time-value="PT23H01M00S">
            <text:p>23:01:00</text:p>
          </table:table-cell>
          <table:table-cell office:value-type="string">
            <text:p>por PARACAO</text:p>
          </table:table-cell>
          <table:table-cell office:value-type="time" office:time-value="PT23H21M00S">
            <text:p>23:21:00</text:p>
          </table:table-cell>
          <table:table-cell office:value-type="time" office:time-value="PT23H28M00S">
            <text:p>23:28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1">
          <table:table-cell office:value-type="time" office:time-value="PT22H33M00S">
            <text:p>22:33:00</text:p>
          </table:table-cell>
          <table:table-cell office:value-type="time" office:time-value="PT22H41M00S">
            <text:p>22:41:00</text:p>
          </table:table-cell>
          <table:table-cell office:value-type="string">
            <text:p> </text:p>
          </table:table-cell>
          <table:table-cell office:value-type="time" office:time-value="PT23H03M00S">
            <text:p>23:03:00</text:p>
          </table:table-cell>
          <table:table-cell office:value-type="time" office:time-value="PT23H13M00S">
            <text:p>23:13:00</text:p>
          </table:table-cell>
          <table:table-cell office:value-type="time" office:time-value="PT23H23M00S">
            <text:p>23:23:00</text:p>
          </table:table-cell>
          <table:table-cell office:value-type="time" office:time-value="PT23H29M00S">
            <text:p>23:29:00</text:p>
          </table:table-cell>
          <table:table-cell office:value-type="string">
            <text:p> </text:p>
          </table:table-cell>
          <table:table-cell office:value-type="time" office:time-value="PT23H46M00S">
            <text:p>23:46:00</text:p>
          </table:table-cell>
          <table:table-cell office:value-type="time" office:time-value="PT23H53M00S">
            <text:p>23:53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23H05M00S">
            <text:p>23:05:00</text:p>
          </table:table-cell>
          <table:table-cell office:value-type="time" office:time-value="PT23H13M00S">
            <text:p>23:13:00</text:p>
          </table:table-cell>
          <table:table-cell office:value-type="string">
            <text:p>por PARACAO</text:p>
          </table:table-cell>
          <table:table-cell office:value-type="time" office:time-value="PT23H35M00S">
            <text:p>23:35:00</text:p>
          </table:table-cell>
          <table:table-cell office:value-type="time" office:time-value="PT23H45M00S">
            <text:p>23:45:00</text:p>
          </table:table-cell>
          <table:table-cell office:value-type="time" office:time-value="PT23H55M00S">
            <text:p>23:55:00</text:p>
          </table:table-cell>
          <table:table-cell office:value-type="time" office:time-value="PT00H01M00S">
            <text:p>00:01:00</text:p>
          </table:table-cell>
          <table:table-cell office:value-type="string">
            <text:p>por PARACAO</text:p>
          </table:table-cell>
          <table:table-cell office:value-type="time" office:time-value="PT00H18M00S">
            <text:p>00:18:00</text:p>
          </table:table-cell>
          <table:table-cell office:value-type="time" office:time-value="PT00H25M00S">
            <text:p>00:25:00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1">
          <table:table-cell office:value-type="time" office:time-value="PT23H35M00S">
            <text:p>23:35:00</text:p>
          </table:table-cell>
          <table:table-cell office:value-type="time" office:time-value="PT23H43M00S">
            <text:p>23:43:00</text:p>
          </table:table-cell>
          <table:table-cell office:value-type="string">
            <text:p> </text:p>
          </table:table-cell>
          <table:table-cell office:value-type="time" office:time-value="PT00H04M00S">
            <text:p>00:04:00</text:p>
          </table:table-cell>
          <table:table-cell office:value-type="time" office:time-value="PT00H14M00S">
            <text:p>00:14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office:value-type="time" office:time-value="PT00H00M00S">
            <text:p>00:00:00</text:p>
          </table:table-cell>
          <table:table-cell office:value-type="time" office:time-value="PT00H08M00S">
            <text:p>00:08:00</text:p>
          </table:table-cell>
          <table:table-cell office:value-type="string">
            <text:p>por PARACAO</text:p>
          </table:table-cell>
          <table:table-cell office:value-type="time" office:time-value="PT00H29M00S">
            <text:p>00:29:00</text:p>
          </table:table-cell>
          <table:table-cell office:value-type="time" office:time-value="PT00H39M00S">
            <text:p>00:39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11"/>
          <table:table-cell table:number-columns-repeated="14"/>
        </table:table-row>
        <table:table-row table:style-name="ro3">
          <table:table-cell table:style-name="ce5"/>
          <table:table-cell table:style-name="ce5" table:number-columns-spanned="10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table-cell/>
          <table:table-cell table:style-name="Default" table:number-columns-repeated="11"/>
          <table:table-cell table:number-columns-repeated="1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rint_Area" table:base-cell-address="$Hoja1.$A$2" table:cell-range-address="$Hoja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/03/2011</text:date>, <text:time>11:06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6:38:00</meta:creation-date>
    <dc:date>2011-03-04T11:06:59</dc:date>
    <meta:editing-duration>PT00H02M54S</meta:editing-duration>
    <meta:editing-cycles>3</meta:editing-cycles>
    <meta:generator>OpenOffice.org/3.2$Linux OpenOffice.org_project/320m19$Build-9505</meta:generator>
    <meta:document-statistic meta:table-count="3" meta:cell-count="1529" meta:object-count="0"/>
  </office:meta>
</office:document-meta>
</file>